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4602in"/>
    </style:style>
    <style:style style:name="co19" style:family="table-column">
      <style:table-column-properties fo:break-before="auto" style:column-width="1.4098in"/>
    </style:style>
    <style:style style:name="co20" style:family="table-column">
      <style:table-column-properties fo:break-before="auto" style:column-width="1.3898in"/>
    </style:style>
    <style:style style:name="co21" style:family="table-column">
      <style:table-column-properties fo:break-before="auto" style:column-width="1.561in"/>
    </style:style>
    <style:style style:name="co22" style:family="table-column">
      <style:table-column-properties fo:break-before="auto" style:column-width="0.6925in"/>
    </style:style>
    <style:style style:name="co23" style:family="table-column">
      <style:table-column-properties fo:break-before="auto" style:column-width="1.1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1.0472in"/>
    </style:style>
    <style:style style:name="co26" style:family="table-column">
      <style:table-column-properties fo:break-before="auto" style:column-width="1.2311in"/>
    </style:style>
    <style:style style:name="co27" style:family="table-column">
      <style:table-column-properties fo:break-before="auto" style:column-width="1.1043in"/>
    </style:style>
    <style:style style:name="co28" style:family="table-column">
      <style:table-column-properties fo:break-before="auto" style:column-width="1.6791in"/>
    </style:style>
    <style:style style:name="co29" style:family="table-column">
      <style:table-column-properties fo:break-before="auto" style:column-width="1.7984in"/>
    </style:style>
    <style:style style:name="co30" style:family="table-column">
      <style:table-column-properties fo:break-before="auto" style:column-width="0.6854in"/>
    </style:style>
    <style:style style:name="co31" style:family="table-column">
      <style:table-column-properties fo:break-before="auto" style:column-width="1.2484in"/>
    </style:style>
    <style:style style:name="co32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2563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7827in"/>
    </style:style>
    <style:style style:name="co36" style:family="table-column">
      <style:table-column-properties fo:break-before="auto" style:column-width="1.5409in"/>
    </style:style>
    <style:style style:name="co37" style:family="table-column">
      <style:table-column-properties fo:break-before="auto" style:column-width="2.1654in"/>
    </style:style>
    <style:style style:name="co38" style:family="table-column">
      <style:table-column-properties fo:break-before="auto" style:column-width="1.8736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2.6634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5.4618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6008in" fo:break-before="auto" style:use-optimal-row-height="true"/>
    </style:style>
    <style:style style:name="ro33" style:family="table-row">
      <style:table-row-properties style:row-height="0.5492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2" style:family="table-cell" style:parent-style-name="Default">
      <style:table-cell-properties fo:wrap-option="wrap"/>
      <style:text-properties style:font-name="Arial"/>
    </style:style>
    <style:style style:name="ce63" style:family="table-cell" style:parent-style-name="Default">
      <style:table-cell-properties fo:background-color="transparent"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66"/>
      <style:text-properties style:font-name="Arial" fo:font-size="10pt" fo:font-weight="normal"/>
    </style:style>
    <style:style style:name="ce4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font-size="9pt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ext-properties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/>
    </style:style>
    <style:style style:name="ce12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style:font-name="Arial" fo:font-size="9pt"/>
    </style:style>
    <style:style style:name="ce12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81" style:family="table-cell" style:parent-style-name="Default">
      <style:text-properties fo:color="#ff0000" fo:font-size="9pt"/>
    </style:style>
    <style:style style:name="ce182" style:family="table-cell" style:parent-style-name="Default">
      <style:text-properties style:use-window-font-color="true" fo:font-size="9pt"/>
    </style:style>
    <style:style style:name="ce183" style:family="table-cell" style:parent-style-name="Default">
      <style:table-cell-properties fo:border="0.0008in solid #000000"/>
      <style:text-properties style:use-window-font-color="true" fo:font-size="9pt"/>
    </style:style>
    <style:style style:name="ce184" style:family="table-cell" style:parent-style-name="Default">
      <style:table-cell-properties fo:border="0.0008in solid #000000"/>
      <style:text-properties fo:font-size="9pt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92" style:family="table-cell" style:parent-style-name="Default">
      <style:table-cell-properties fo:background-color="transparent"/>
      <style:text-properties fo:color="#ff0000" fo:font-size="9pt"/>
    </style:style>
    <style:style style:name="ce193" style:family="table-cell" style:parent-style-name="Default">
      <style:table-cell-properties style:vertical-align="top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9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style:font-name="Arial" style:font-name-asian="Arial" style:font-name-complex="Tahom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8" table:number-columns-repeated="2"/>
          <table:table-cell table:style-name="ce23"/>
          <table:table-cell table:style-name="ce23" table:number-columns-spanned="3" table:number-rows-spanned="1"/>
          <table:covered-table-cell table:style-name="ce23"/>
          <table:covered-table-cell table:style-name="ce23"/>
          <table:table-cell table:style-name="ce23" table:number-columns-repeated="248"/>
          <table:table-cell/>
        </table:table-row>
        <table:table-row table:style-name="ro1" table:number-rows-repeated="3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5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6">
          <table:table-cell table:style-name="ce24"/>
          <table:table-cell table:style-name="ce29" office:value-type="string">
            <text:p>AIO REGRESSION TEST CASES</text:p>
          </table:table-cell>
          <table:table-cell table:style-name="ce24" table:number-columns-repeated="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30" office:value-type="string">
            <text:p>Version:</text:p>
          </table:table-cell>
          <table:table-cell table:style-name="ce37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30" office:value-type="string">
            <text:p>Issue date:</text:p>
          </table:table-cell>
          <table:table-cell table:style-name="ce38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30" office:value-type="string">
            <text:p>Project Suite:</text:p>
          </table:table-cell>
          <table:table-cell table:style-name="ce39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30" office:value-type="string">
            <text:p>Project Name:</text:p>
          </table:table-cell>
          <table:table-cell table:style-name="ce40" office:value-type="string">
            <text:p>DMS 2.5.x</text:p>
          </table:table-cell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30" office:value-type="string">
            <text:p>Total Cases:</text:p>
          </table:table-cell>
          <table:table-cell table:style-name="ce41" table:formula="of:=[Summary_Report.F30]" office:value-type="float" office:value="33">
            <text:p>33</text:p>
          </table:table-cell>
          <table:table-cell table:style-name="ce65"/>
          <table:table-cell table:style-name="ce24" table:number-columns-repeated="2"/>
          <table:table-cell table:style-name="ce23" table:number-columns-repeated="249"/>
          <table:table-cell/>
        </table:table-row>
        <table:table-row table:style-name="ro9">
          <table:table-cell table:style-name="ce25"/>
          <table:table-cell table:style-name="ce31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5" table:number-columns-repeated="248"/>
          <table:table-cell/>
        </table:table-row>
        <table:table-row table:style-name="ro1" table:number-rows-repeated="2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0">
          <table:table-cell table:style-name="ce26"/>
          <table:table-cell table:style-name="ce32" office:value-type="string">
            <text:p>Record of change:</text:p>
          </table:table-cell>
          <table:table-cell table:style-name="ce23" table:number-columns-repeated="5"/>
          <table:table-cell table:style-name="ce26" table:number-columns-repeated="248"/>
          <table:table-cell/>
        </table:table-row>
        <table:table-row table:style-name="ro12">
          <table:table-cell table:style-name="ce26"/>
          <table:table-cell table:style-name="ce33" office:value-type="string">
            <text:p>Effective Date</text:p>
          </table:table-cell>
          <table:table-cell table:style-name="ce42" office:value-type="string">
            <text:p>Version</text:p>
          </table:table-cell>
          <table:table-cell table:style-name="ce42" office:value-type="string">
            <text:p>Change description</text:p>
          </table:table-cell>
          <table:table-cell table:style-name="ce42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4" office:value-type="string">
            <text:p>04/Oct/10</text:p>
          </table:table-cell>
          <table:table-cell table:style-name="ce43"/>
          <table:table-cell table:style-name="ce66" office:value-type="string">
            <text:p>Split AIO into products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7">
          <table:table-cell table:style-name="ce26"/>
          <table:table-cell table:style-name="ce34" office:value-type="string">
            <text:p>21/Oct/10</text:p>
          </table:table-cell>
          <table:table-cell table:style-name="ce43"/>
          <table:table-cell table:style-name="ce67" office:value-type="string">
            <text:p>CCP-342</text:p>
            <text:p>CCP-419</text:p>
          </table:table-cell>
          <table:table-cell table:style-name="ce76"/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13">
          <table:table-cell table:style-name="ce26"/>
          <table:table-cell table:style-name="ce34"/>
          <table:table-cell table:style-name="ce43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76"/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14">
          <table:table-cell table:style-name="ce26"/>
          <table:table-cell table:style-name="ce34" office:value-type="string">
            <text:p>1/Nov/10</text:p>
          </table:table-cell>
          <table:table-cell table:style-name="ce43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15">
          <table:table-cell table:style-name="ce25"/>
          <table:table-cell table:style-name="ce34"/>
          <table:table-cell table:style-name="ce43"/>
          <table:table-cell table:style-name="ce6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</table:table-cell>
          <table:table-cell table:style-name="ce69"/>
          <table:table-cell table:style-name="ce77"/>
          <table:table-cell table:style-name="ce82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5"/>
          <table:table-cell table:style-name="ce44"/>
          <table:table-cell table:style-name="ce69" table:number-columns-repeated="2"/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5"/>
          <table:table-cell table:style-name="ce44"/>
          <table:table-cell table:style-name="ce70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5"/>
          <table:table-cell table:style-name="ce44"/>
          <table:table-cell table:style-name="ce70"/>
          <table:table-cell table:style-name="ce77" table:number-columns-repeated="2"/>
          <table:table-cell table:style-name="ce84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5"/>
          <table:table-cell table:style-name="ce44"/>
          <table:table-cell table:style-name="ce71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5"/>
          <table:table-cell table:style-name="ce44"/>
          <table:table-cell table:style-name="ce72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5"/>
          <table:table-cell table:style-name="ce44"/>
          <table:table-cell table:style-name="ce73"/>
          <table:table-cell table:style-name="ce77" table:number-columns-repeated="2"/>
          <table:table-cell table:style-name="ce83"/>
          <table:table-cell table:style-name="ce23"/>
          <table:table-cell table:style-name="ce25" table:number-columns-repeated="247"/>
          <table:table-cell/>
        </table:table-row>
        <table:table-row table:style-name="ro1">
          <table:table-cell table:style-name="ce23"/>
          <table:table-cell table:style-name="ce35"/>
          <table:table-cell table:style-name="ce44"/>
          <table:table-cell table:style-name="ce74"/>
          <table:table-cell table:style-name="ce77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/>
          <table:table-cell table:style-name="ce44"/>
          <table:table-cell table:style-name="ce75"/>
          <table:table-cell table:style-name="ce77"/>
          <table:table-cell table:style-name="ce78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/>
          <table:table-cell table:style-name="ce44"/>
          <table:table-cell table:style-name="ce75"/>
          <table:table-cell table:style-name="ce78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6"/>
          <table:table-cell table:style-name="ce45"/>
          <table:table-cell/>
          <table:table-cell table:style-name="ce79" table:number-columns-repeated="2"/>
          <table:table-cell table:style-name="ce85"/>
          <table:table-cell table:style-name="ce23" table:number-columns-repeated="248"/>
          <table:table-cell/>
        </table:table-row>
        <table:table-row table:style-name="ro1">
          <table:table-cell table:style-name="ce23" table:number-columns-repeated="255"/>
          <table:table-cell/>
        </table:table-row>
        <table:table-row table:style-name="ro1">
          <table:table-cell table:style-name="ce23"/>
          <table:table-cell table:number-columns-repeated="7"/>
          <table:table-cell table:style-name="ce23" table:number-columns-repeated="247"/>
          <table:table-cell/>
        </table:table-row>
        <table:table-row table:style-name="ro1" table:number-rows-repeated="3">
          <table:table-cell table:style-name="ce23" table:number-columns-repeated="255"/>
          <table:table-cell/>
        </table:table-row>
        <table:table-row table:style-name="ro1" table:number-rows-repeated="9">
          <table:table-cell table:style-name="ce23"/>
          <table:table-cell table:number-columns-repeated="6"/>
          <table:table-cell table:style-name="ce23" table:number-columns-repeated="248"/>
          <table:table-cell/>
        </table:table-row>
        <table:table-row table:style-name="ro1" table:number-rows-repeated="11">
          <table:table-cell table:style-name="ce23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</table:table-cell>
          <table:table-cell table:style-name="ce5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59" office:value-type="string">
            <text:p>ECM-5409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0" office:value-type="string">
            <text:p>ECM-5382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0" office:value-type="string">
            <text:p>WF-85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6">
          <table:table-cell/>
          <table:table-cell table:style-name="ce90" office:value-type="string">
            <text:p>TEST CASES</text:p>
          </table:table-cell>
          <table:table-cell table:style-name="ce94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style-name="ce111"/>
          <table:table-cell/>
          <table:table-cell table:style-name="ce112" office:value-type="string">
            <text:p>Passed</text:p>
          </table:table-cell>
          <table:table-cell table:style-name="ce112" table:formula="of:=COUNTIF([.L$7:.L$988];[.$L1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2"/>
        </table:table-row>
        <table:table-row table:style-name="ro16">
          <table:table-cell/>
          <table:table-cell table:style-name="ce91"/>
          <table:table-cell table:style-name="ce95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number-columns-repeated="2"/>
          <table:table-cell table:style-name="ce112" office:value-type="string">
            <text:p>Failed</text:p>
          </table:table-cell>
          <table:table-cell table:style-name="ce112" table:formula="of:=COUNTIF([.L$7:.L$988];[.$L2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2"/>
        </table:table-row>
        <table:table-row table:style-name="ro17">
          <table:table-cell/>
          <table:table-cell table:style-name="ce92" office:value-type="string">
            <text:p>Function List:</text:p>
          </table:table-cell>
          <table:table-cell table:style-name="ce96" office:value-type="string" table:number-columns-spanned="3" table:number-rows-spanned="1">
            <text:p>Bugs on DMS 2.5.x for regression test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2" office:value-type="string">
            <text:p>Blocked</text:p>
          </table:table-cell>
          <table:table-cell table:style-name="ce112" table:formula="of:=COUNTIF([.L$7:.L$988];[.$L3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2"/>
        </table:table-row>
        <table:table-row table:style-name="ro18">
          <table:table-cell/>
          <table:table-cell table:style-name="ce92" office:value-type="string">
            <text:p>Total Main Cases:</text:p>
          </table:table-cell>
          <table:table-cell table:style-name="ce97" table:formula="of:=MAX([.A7:.A971])" office:value-type="float" office:value="1" table:number-columns-spanned="3" table:number-rows-spanned="1">
            <text:p>1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3" office:value-type="string">
            <text:p>Untested</text:p>
          </table:table-cell>
          <table:table-cell table:style-name="ce112" table:formula="of:=COUNTIF([.L$7:.L$988];[.$L4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2"/>
        </table:table-row>
        <table:table-row table:style-name="ro16">
          <table:table-cell/>
          <table:table-cell table:style-name="ce93"/>
          <table:table-cell table:style-name="ce98"/>
          <table:table-cell table:style-name="ce102" table:number-columns-repeated="5"/>
          <table:table-cell table:style-name="ce110"/>
          <table:table-cell table:number-columns-repeated="2"/>
          <table:table-cell office:value-type="string">
            <text:p>N/A</text:p>
          </table:table-cell>
          <table:table-cell table:style-name="ce112" table:formula="of:=COUNTIF([.L$7:.L$988];[.$L5])" office:value-type="float" office:value="0">
            <text:p>0</text:p>
          </table:table-cell>
          <table:table-cell table:style-name="ce112" table:number-columns-repeated="2"/>
          <table:table-cell table:style-name="ce98" table:number-columns-repeated="219"/>
          <table:table-cell table:number-columns-repeated="22"/>
        </table:table-row>
        <table:table-row table:style-name="ro18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15" table:number-columns-repeated="7"/>
          <table:table-cell table:style-name="ce117" table:number-columns-repeated="211"/>
          <table:table-cell table:style-name="ce110" table:number-columns-repeated="4"/>
          <table:table-cell table:style-name="ce118" table:number-columns-repeated="21"/>
          <table:table-cell/>
        </table:table-row>
        <table:table-row table:style-name="ro19">
          <table:table-cell table:style-name="ce87" office:value-type="float" office:value="1">
            <text:p>001</text:p>
          </table:table-cell>
          <table:table-cell table:style-name="ce27" office:value-type="string">
            <text:p>REG_DMS_CCP-113</text:p>
          </table:table-cell>
          <table:table-cell table:style-name="ce99" office:value-type="float" office:value="1">
            <text:p>001</text:p>
          </table:table-cell>
          <table:table-cell table:style-name="ce103" table:formula="of:=CONCATENATE(&quot;DMS&quot;;&quot;/&quot;;[.B7])" office:value-type="string" office:string-value="DMS/REG_DMS_CCP-113">
            <text:p>DMS/REG_DMS_CCP-113</text:p>
          </table:table-cell>
          <table:table-cell table:style-name="ce104" office:value-type="string">
            <text:p>Problem with the import of the version history for a node type nt: file</text:p>
          </table:table-cell>
          <table:table-cell table:style-name="ce89" office:value-type="string">
            <text:p>Step 1: Add Admin view </text:p>
          </table:table-cell>
          <table:table-cell table:style-name="ce8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07" office:value-type="string">
            <text:p>Edit drive successfully</text:p>
          </table:table-cell>
          <table:table-cell table:style-name="ce89" office:value-type="string">
            <text:p>High</text:p>
          </table:table-cell>
          <table:table-cell table:style-name="ce107" office:value-type="string">
            <text:p>ECM-4483</text:p>
          </table:table-cell>
          <table:table-cell table:style-name="ce8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14"/>
          <table:table-cell table:style-name="ce116" table:number-columns-repeated="235"/>
          <table:table-cell table:style-name="ce119" table:number-columns-repeated="9"/>
        </table:table-row>
        <table:table-row table:style-name="ro20">
          <table:table-cell table:style-name="ce87"/>
          <table:table-cell table:style-name="ce27" office:value-type="string">
            <text:p>REG_DMS_CCP-113</text:p>
          </table:table-cell>
          <table:table-cell table:style-name="ce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8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89" office:value-type="string">
            <text:p>Step 2: Create nt:file</text:p>
          </table:table-cell>
          <table:table-cell table:style-name="ce8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07" office:value-type="string">
            <text:p>File is created</text:p>
          </table:table-cell>
          <table:table-cell table:style-name="ce89" office:value-type="string">
            <text:p>High</text:p>
          </table:table-cell>
          <table:table-cell table:style-name="ce107" office:value-type="string">
            <text:p>ECM-4483</text:p>
          </table:table-cell>
          <table:table-cell table:style-name="ce89"/>
          <table:table-cell table:style-name="ce114"/>
          <table:table-cell table:style-name="ce116" table:number-columns-repeated="235"/>
          <table:table-cell table:style-name="ce119" table:number-columns-repeated="9"/>
        </table:table-row>
        <table:table-row table:style-name="ro21">
          <table:table-cell table:style-name="ce8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113</text:p>
          </table:table-cell>
          <table:table-cell table:style-name="ce9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9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89" office:value-type="string">
            <text:p>Step 3: Add version for added document</text:p>
          </table:table-cell>
          <table:table-cell table:style-name="ce8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89" office:value-type="string">
            <text:p>There's Version 1 as based version</text:p>
          </table:table-cell>
          <table:table-cell table:style-name="ce89" office:value-type="string">
            <text:p>High</text:p>
          </table:table-cell>
          <table:table-cell table:style-name="ce107" office:value-type="string">
            <text:p>ECM-4483</text:p>
          </table:table-cell>
          <table:table-cell/>
          <table:table-cell table:style-name="ce114"/>
          <table:table-cell table:number-columns-repeated="244"/>
        </table:table-row>
        <table:table-row table:style-name="ro22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113</text:p>
          </table:table-cell>
          <table:table-cell table:style-name="ce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DMS&quot;;&quot;/&quot;;[.B10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89" office:value-type="string">
            <text:p>Step 4: Export node</text:p>
          </table:table-cell>
          <table:table-cell table:style-name="ce8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89" office:value-type="string">
            <text:p>Export action is done, 2 files are exported</text:p>
          </table:table-cell>
          <table:table-cell table:style-name="ce89" office:value-type="string">
            <text:p>High</text:p>
          </table:table-cell>
          <table:table-cell table:style-name="ce107" office:value-type="string">
            <text:p>ECM-4483</text:p>
          </table:table-cell>
          <table:table-cell/>
          <table:table-cell table:style-name="ce114"/>
          <table:table-cell table:number-columns-repeated="244"/>
        </table:table-row>
        <table:table-row table:style-name="ro13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113</text:p>
          </table:table-cell>
          <table:table-cell table:style-name="ce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DMS&quot;;&quot;/&quot;;[.B11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89" office:value-type="string">
            <text:p>Step 5: Delete node</text:p>
          </table:table-cell>
          <table:table-cell table:style-name="ce89" office:value-type="string">
            <text:p>Delete added nt:File</text:p>
          </table:table-cell>
          <table:table-cell table:style-name="ce89" office:value-type="string">
            <text:p>Node is deleted</text:p>
          </table:table-cell>
          <table:table-cell table:style-name="ce89" office:value-type="string">
            <text:p>High</text:p>
          </table:table-cell>
          <table:table-cell table:style-name="ce107" office:value-type="string">
            <text:p>ECM-4483</text:p>
          </table:table-cell>
          <table:table-cell/>
          <table:table-cell table:style-name="ce114"/>
          <table:table-cell table:number-columns-repeated="244"/>
        </table:table-row>
        <table:table-row table:style-name="ro22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113</text:p>
          </table:table-cell>
          <table:table-cell table:style-name="ce9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DMS&quot;;&quot;/&quot;;[.B12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89" office:value-type="string">
            <text:p>Step 6: Import node</text:p>
          </table:table-cell>
          <table:table-cell table:style-name="ce8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89" office:value-type="string">
            <text:p>Import node successfully with its version</text:p>
          </table:table-cell>
          <table:table-cell table:style-name="ce89" office:value-type="string">
            <text:p>High</text:p>
          </table:table-cell>
          <table:table-cell table:style-name="ce107" office:value-type="string">
            <text:p>ECM-4483</text:p>
          </table:table-cell>
          <table:table-cell/>
          <table:table-cell table:style-name="ce114"/>
          <table:table-cell table:number-columns-repeated="244"/>
        </table:table-row>
        <table:table-row table:style-name="ro1" table:number-rows-repeated="18">
          <table:table-cell table:style-name="ce89" table:number-columns-repeated="9"/>
          <table:table-cell table:style-name="ce107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89"/>
          <table:table-cell table:style-name="ce107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89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0" table:number-columns-repeated="245" table:default-cell-style-name="Default"/>
        <table:table-column table:style-name="co8" table:number-columns-repeated="768" table:default-cell-style-name="Default"/>
        <table:table-row table:style-name="ro16">
          <table:table-cell/>
          <table:table-cell table:style-name="ce90" office:value-type="string">
            <text:p>TEST CASES</text:p>
          </table:table-cell>
          <table:table-cell table:style-name="ce94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style-name="ce111"/>
          <table:table-cell/>
          <table:table-cell table:style-name="ce112" office:value-type="string">
            <text:p>Passed</text:p>
          </table:table-cell>
          <table:table-cell table:style-name="ce112" table:formula="of:=COUNTIF([.L$7:.L$878];[.$L1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790"/>
        </table:table-row>
        <table:table-row table:style-name="ro16">
          <table:table-cell/>
          <table:table-cell table:style-name="ce91"/>
          <table:table-cell table:style-name="ce95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number-columns-repeated="2"/>
          <table:table-cell table:style-name="ce112" office:value-type="string">
            <text:p>Failed</text:p>
          </table:table-cell>
          <table:table-cell table:style-name="ce112" table:formula="of:=COUNTIF([.L$7:.L$878];[.$L2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790"/>
        </table:table-row>
        <table:table-row table:style-name="ro17">
          <table:table-cell/>
          <table:table-cell table:style-name="ce92" office:value-type="string">
            <text:p>Function List:</text:p>
          </table:table-cell>
          <table:table-cell table:style-name="ce96" office:value-type="string" table:number-columns-spanned="3" table:number-rows-spanned="1">
            <text:p>Bugs on DMS 2.5.x for regression test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2" office:value-type="string">
            <text:p>Blocked</text:p>
          </table:table-cell>
          <table:table-cell table:style-name="ce112" table:formula="of:=COUNTIF([.L$7:.L$878];[.$L3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790"/>
        </table:table-row>
        <table:table-row table:style-name="ro16">
          <table:table-cell/>
          <table:table-cell table:style-name="ce92" office:value-type="string">
            <text:p>Total Main Cases:</text:p>
          </table:table-cell>
          <table:table-cell table:style-name="ce97" table:formula="of:=MAX([.A7:.A861])" office:value-type="float" office:value="5" table:number-columns-spanned="3" table:number-rows-spanned="1">
            <text:p>5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3" office:value-type="string">
            <text:p>Untested</text:p>
          </table:table-cell>
          <table:table-cell table:style-name="ce112" table:formula="of:=COUNTIF([.L$7:.L$878];[.$L4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790"/>
        </table:table-row>
        <table:table-row table:style-name="ro16">
          <table:table-cell/>
          <table:table-cell table:style-name="ce93"/>
          <table:table-cell table:style-name="ce98"/>
          <table:table-cell table:style-name="ce102" table:number-columns-repeated="5"/>
          <table:table-cell table:style-name="ce110"/>
          <table:table-cell table:number-columns-repeated="2"/>
          <table:table-cell office:value-type="string">
            <text:p>N/A</text:p>
          </table:table-cell>
          <table:table-cell table:style-name="ce112" table:formula="of:=COUNTIF([.L$7:.L$878];[.$L5])" office:value-type="float" office:value="0">
            <text:p>0</text:p>
          </table:table-cell>
          <table:table-cell table:style-name="ce112" table:number-columns-repeated="2"/>
          <table:table-cell table:style-name="ce98" table:number-columns-repeated="219"/>
          <table:table-cell table:number-columns-repeated="790"/>
        </table:table-row>
        <table:table-row table:style-name="ro1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15" table:number-columns-repeated="7"/>
          <table:table-cell table:style-name="ce117" table:number-columns-repeated="211"/>
          <table:table-cell table:style-name="ce110" table:number-columns-repeated="4"/>
          <table:table-cell table:style-name="ce118" table:number-columns-repeated="21"/>
          <table:table-cell table:number-columns-repeated="769"/>
        </table:table-row>
        <table:table-row table:style-name="ro23">
          <table:table-cell table:style-name="ce88" office:value-type="float" office:value="1">
            <text:p>001</text:p>
          </table:table-cell>
          <table:table-cell table:style-name="ce27" office:value-type="string">
            <text:p>REG_DMS_CCP-311</text:p>
          </table:table-cell>
          <table:table-cell table:style-name="ce99" office:value-type="float" office:value="1">
            <text:p>001</text:p>
          </table:table-cell>
          <table:table-cell table:style-name="ce103" table:formula="of:=CONCATENATE(&quot;DMS&quot;;&quot;/&quot;;[.B7])" office:value-type="string" office:string-value="DMS/REG_DMS_CCP-311">
            <text:p>DMS/REG_DMS_CCP-311</text:p>
          </table:table-cell>
          <table:table-cell table:style-name="ce104" office:value-type="string">
            <text:p>Search by name using simple search in Site Explorer</text:p>
          </table:table-cell>
          <table:table-cell table:style-name="ce89" office:value-type="string">
            <text:p>Step 1: Create document to search</text:p>
          </table:table-cell>
          <table:table-cell table:style-name="ce89" office:value-type="string">
            <text:p>- Go to Site Explorer</text:p>
            <text:p>- Choose a drive and Create New Document.</text:p>
          </table:table-cell>
          <table:table-cell table:style-name="ce89" office:value-type="string">
            <text:p>New document is created successfully</text:p>
          </table:table-cell>
          <table:table-cell table:style-name="ce107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88" office:value-type="string">
            <text:p>Currently return no search result when search by name using simple search</text:p>
          </table:table-cell>
          <table:table-cell table:style-name="ce114"/>
          <table:table-cell table:style-name="ce116" table:number-columns-repeated="235"/>
          <table:table-cell table:style-name="ce119" table:number-columns-repeated="9"/>
          <table:table-cell table:number-columns-repeated="768"/>
        </table:table-row>
        <table:table-row table:style-name="ro20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11</text:p>
          </table:table-cell>
          <table:table-cell table:style-name="ce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3" table:formula="of:=CONCATENATE(&quot;DMS&quot;;&quot;/&quot;;[.B8])" office:value-type="string" office:string-value="DMS/REG_DMS_CCP-311">
            <text:p>DMS/REG_DMS_CCP-311</text:p>
          </table:table-cell>
          <table:table-cell table:style-name="ce89" office:value-type="string">
            <text:p>Search by name using simple search in Site Explorer</text:p>
          </table:table-cell>
          <table:table-cell table:style-name="ce89" office:value-type="string">
            <text:p>Step 2: Do searching</text:p>
          </table:table-cell>
          <table:table-cell table:style-name="ce158" office:value-type="string">
            <text:p>- In the Address bar research field, put the name of newly added document.</text:p>
            <text:p>- Click Search icon</text:p>
          </table:table-cell>
          <table:table-cell table:style-name="ce89" office:value-type="string">
            <text:p>Return new added document in the search result list</text:p>
          </table:table-cell>
          <table:table-cell table:style-name="ce107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88"/>
          <table:table-cell table:style-name="ce114"/>
          <table:table-cell table:style-name="ce116" table:number-columns-repeated="235"/>
          <table:table-cell table:style-name="ce119" table:number-columns-repeated="9"/>
          <table:table-cell table:number-columns-repeated="768"/>
        </table:table-row>
        <table:table-row table:style-name="ro23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CCP-311</text:p>
          </table:table-cell>
          <table:table-cell table:style-name="ce9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3" table:formula="of:=CONCATENATE(&quot;DMS&quot;;&quot;/&quot;;[.B9])" office:value-type="string" office:string-value="DMS/REG_DMS_CCP-311">
            <text:p>DMS/REG_DMS_CCP-311</text:p>
          </table:table-cell>
          <table:table-cell table:style-name="ce104" office:value-type="string">
            <text:p>Search by content using simple search in Site Explorer</text:p>
          </table:table-cell>
          <table:table-cell table:style-name="ce89" office:value-type="string">
            <text:p>Step 1: Create document to search</text:p>
          </table:table-cell>
          <table:table-cell table:style-name="ce89" office:value-type="string">
            <text:p>- Go to Site Explorer</text:p>
            <text:p>- Choose a drive and Create New Document.</text:p>
          </table:table-cell>
          <table:table-cell table:style-name="ce89" office:value-type="string">
            <text:p>New document is created successfully</text:p>
          </table:table-cell>
          <table:table-cell table:style-name="ce107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88" office:value-type="string">
            <text:p>Currently return no search result when search by content using simple search</text:p>
          </table:table-cell>
          <table:table-cell table:style-name="ce114"/>
          <table:table-cell table:style-name="ce116" table:number-columns-repeated="235"/>
          <table:table-cell table:style-name="ce119" table:number-columns-repeated="9"/>
          <table:table-cell table:number-columns-repeated="768"/>
        </table:table-row>
        <table:table-row table:style-name="ro20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11</text:p>
          </table:table-cell>
          <table:table-cell table:style-name="ce9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3" table:formula="of:=CONCATENATE(&quot;DMS&quot;;&quot;/&quot;;[.B10])" office:value-type="string" office:string-value="DMS/REG_DMS_CCP-311">
            <text:p>DMS/REG_DMS_CCP-311</text:p>
          </table:table-cell>
          <table:table-cell table:style-name="ce89" office:value-type="string">
            <text:p>Search by content using simple search in Site Explorer</text:p>
          </table:table-cell>
          <table:table-cell table:style-name="ce89" office:value-type="string">
            <text:p>Step 2: Do searching</text:p>
          </table:table-cell>
          <table:table-cell table:style-name="ce158" office:value-type="string">
            <text:p>- In the Address bar research field, put the text in content of newly added document.</text:p>
            <text:p>- Click Search icon</text:p>
          </table:table-cell>
          <table:table-cell table:style-name="ce89" office:value-type="string">
            <text:p>Return new added document in the search result list</text:p>
          </table:table-cell>
          <table:table-cell table:style-name="ce107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88"/>
          <table:table-cell table:style-name="ce114"/>
          <table:table-cell table:style-name="ce116" table:number-columns-repeated="235"/>
          <table:table-cell table:style-name="ce119" table:number-columns-repeated="9"/>
          <table:table-cell table:number-columns-repeated="768"/>
        </table:table-row>
        <table:table-row table:style-name="ro24">
          <table:table-cell table:style-name="ce8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REG_DMS_CCP-331</text:p>
          </table:table-cell>
          <table:table-cell table:style-name="ce99" office:value-type="float" office:value="1">
            <text:p>001</text:p>
          </table:table-cell>
          <table:table-cell table:style-name="ce103" table:formula="of:=CONCATENATE(&quot;DMS&quot;;&quot;/&quot;;[.B11])" office:value-type="string" office:string-value="DMS/REG_DMS_CCP-331">
            <text:p>DMS/REG_DMS_CCP-331</text:p>
          </table:table-cell>
          <table:table-cell table:style-name="ce104" office:value-type="string">
            <text:p>Check deleting taxonomy tree from Site Explorer</text:p>
          </table:table-cell>
          <table:table-cell table:style-name="ce89" office:value-type="string">
            <text:p>Step 1: Create new taxonomy tree</text:p>
          </table:table-cell>
          <table:table-cell table:style-name="ce107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4">- Click on next </text:span><text:span text:style-name="T4">to add </text:span><text:span text:style-name="T4">permission to </text:span><text:span text:style-name="T4">this </text:span><text:span text:style-name="T4">taxonomy,sel</text:span><text:span text:style-name="T4">ect any and </text:span><text:span text:style-name="T4">add all the </text:span><text:span text:style-name="T4">permissions(r</text:span><text:span text:style-name="T4">ead,remove...</text:span><text:span text:style-name="T4">)</text:span></text:p>
            <text:p><text:span text:style-name="T4">- Click on </text:span><text:span text:style-name="T4">save and then </text:span><text:span text:style-name="T4">next to add an </text:span><text:span text:style-name="T4">action to a </text:span><text:span text:style-name="T4">taxonomy(typ</text:span><text:span text:style-name="T4">e the name </text:span><text:span text:style-name="T4">and select </text:span><text:span text:style-name="T4">collaboration </text:span><text:span text:style-name="T4">as Target </text:span><text:span text:style-name="T4">workspace </text:span><text:span text:style-name="T4">and /sites </text:span><text:span text:style-name="T4">content/live/a</text:span><text:span text:style-name="T4">cme/categorie</text:span><text:span text:style-name="T4">s as Target </text:span><text:span text:style-name="T4">path) and </text:span><text:span text:style-name="T4">then click on </text:span><text:span text:style-name="T4">save.</text:span></text:p>
          </table:table-cell>
          <table:table-cell table:style-name="ce107" office:value-type="string">
            <text:p>Create new taxonomy tree successfully</text:p>
          </table:table-cell>
          <table:table-cell table:style-name="ce107" office:value-type="string">
            <text:p>High</text:p>
          </table:table-cell>
          <table:table-cell table:style-name="ce107" office:value-type="string">
            <text:p>ECM-5409 </text:p>
          </table:table-cell>
          <table:table-cell table:style-name="ce114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14"/>
          <table:table-cell table:style-name="ce191" table:number-columns-repeated="235"/>
          <table:table-cell table:style-name="ce119" table:number-columns-repeated="9"/>
          <table:table-cell table:number-columns-repeated="768"/>
        </table:table-row>
        <table:table-row table:style-name="ro25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331</text:p>
          </table:table-cell>
          <table:table-cell table:style-name="ce9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3" table:formula="of:=CONCATENATE(&quot;DMS&quot;;&quot;/&quot;;[.B12])" office:value-type="string" office:string-value="DMS/REG_DMS_CCP-331">
            <text:p>DMS/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89" office:value-type="string">
            <text:p>Step 2: Delete category</text:p>
          </table:table-cell>
          <table:table-cell table:style-name="ce159" office:value-type="string">
            <text:p>Go to site explorer and select sites management, under /acme/categories you will find the created category, try to delete this category</text:p>
          </table:table-cell>
          <table:table-cell table:style-name="ce107" office:value-type="string">
            <text:p>The category is deleted</text:p>
          </table:table-cell>
          <table:table-cell table:style-name="ce107" office:value-type="string">
            <text:p>High</text:p>
          </table:table-cell>
          <table:table-cell table:style-name="ce107" office:value-type="string">
            <text:p>ECM-5409 </text:p>
          </table:table-cell>
          <table:table-cell table:style-name="ce114" table:number-columns-repeated="2"/>
          <table:table-cell table:style-name="ce191" table:number-columns-repeated="235"/>
          <table:table-cell table:style-name="ce119" table:number-columns-repeated="9"/>
          <table:table-cell table:number-columns-repeated="768"/>
        </table:table-row>
        <table:table-row table:style-name="ro20">
          <table:table-cell table:style-name="ce8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REG_DMS_CCP-393</text:p>
          </table:table-cell>
          <table:table-cell table:style-name="ce99" office:value-type="float" office:value="1">
            <text:p>001</text:p>
          </table:table-cell>
          <table:table-cell table:style-name="ce103" table:formula="of:=CONCATENATE(&quot;DMS&quot;;&quot;/&quot;;[.B13])" office:value-type="string" office:string-value="DMS/REG_DMS_CCP-393">
            <text:p>DMS/REG_DMS_CCP-393</text:p>
          </table:table-cell>
          <table:table-cell table:style-name="ce104" office:value-type="string">
            <text:p>Check if The day of the month in the calendar pop-up is translated to French</text:p>
          </table:table-cell>
          <table:table-cell table:style-name="ce152" office:value-type="string">
            <text:p>Step 1: Change language</text:p>
          </table:table-cell>
          <table:table-cell table:style-name="ce152" office:value-type="string">
            <text:p>Go to Language Setting &amp; select French to display</text:p>
          </table:table-cell>
          <table:table-cell table:style-name="ce167" office:value-type="string">
            <text:p>The site is displayed in French</text:p>
          </table:table-cell>
          <table:table-cell table:style-name="ce107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89"/>
          <table:table-cell table:style-name="ce114"/>
          <table:table-cell table:style-name="ce60" table:number-columns-repeated="235"/>
          <table:table-cell table:style-name="ce120" table:number-columns-repeated="9"/>
          <table:table-cell table:style-name="ce193" table:number-columns-repeated="768"/>
        </table:table-row>
        <table:table-row table:style-name="ro20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393</text:p>
          </table:table-cell>
          <table:table-cell table:style-name="ce9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3" table:formula="of:=CONCATENATE(&quot;DMS&quot;;&quot;/&quot;;[.B14])" office:value-type="string" office:string-value="DMS/REG_DMS_CCP-393">
            <text:p>DMS/REG_DMS_CCP-393</text:p>
          </table:table-cell>
          <table:table-cell table:style-name="ce89" office:value-type="string">
            <text:p>Check if The day of the month in the calendar pop-up is translated to French</text:p>
          </table:table-cell>
          <table:table-cell table:style-name="ce152" office:value-type="string">
            <text:p>Step 2: Check showing calendar popup in Site Explorer</text:p>
          </table:table-cell>
          <table:table-cell table:style-name="ce152" office:value-type="string">
            <text:p>- Go to Site Explorer --&gt; Add document</text:p>
            <text:p>- Choose template that contains calendar popup (Sample node, Podcast)</text:p>
          </table:table-cell>
          <table:table-cell table:style-name="ce152" office:value-type="string">
            <text:p>- The day of the month in the calendar pop-up is well translated to French</text:p>
            <text:p>- The week is start by Sunday</text:p>
          </table:table-cell>
          <table:table-cell table:style-name="ce107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89"/>
          <table:table-cell table:style-name="ce114"/>
          <table:table-cell table:style-name="ce60" table:number-columns-repeated="235"/>
          <table:table-cell table:style-name="ce120" table:number-columns-repeated="9"/>
          <table:table-cell table:style-name="ce193" table:number-columns-repeated="768"/>
        </table:table-row>
        <table:table-row table:style-name="ro20">
          <table:table-cell table:style-name="ce8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DMS_CCP-393</text:p>
          </table:table-cell>
          <table:table-cell table:style-name="ce9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03" table:formula="of:=CONCATENATE(&quot;DMS&quot;;&quot;/&quot;;[.B15])" office:value-type="string" office:string-value="DMS/REG_DMS_CCP-393">
            <text:p>DMS/REG_DMS_CCP-393</text:p>
          </table:table-cell>
          <table:table-cell table:style-name="ce104" office:value-type="string">
            <text:p>Check the label of content-publishing validation form in French</text:p>
          </table:table-cell>
          <table:table-cell table:style-name="ce152" office:value-type="string">
            <text:p>Step 1: Create document</text:p>
          </table:table-cell>
          <table:table-cell table:style-name="ce152" office:value-type="string">
            <text:p>- Go to Site Explorer → Site Management</text:p>
            <text:p>- Select 1 folder &amp; add document</text:p>
          </table:table-cell>
          <table:table-cell table:style-name="ce167" office:value-type="string">
            <text:p>Create new document successfully</text:p>
          </table:table-cell>
          <table:table-cell table:style-name="ce107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89" office:value-type="string">
            <text:p>There're some errors in label in form in French</text:p>
          </table:table-cell>
          <table:table-cell table:style-name="ce114"/>
          <table:table-cell table:style-name="ce60" table:number-columns-repeated="235"/>
          <table:table-cell table:style-name="ce120" table:number-columns-repeated="9"/>
          <table:table-cell table:style-name="ce193" table:number-columns-repeated="768"/>
        </table:table-row>
        <table:table-row table:style-name="ro26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393</text:p>
          </table:table-cell>
          <table:table-cell table:style-name="ce9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03" table:formula="of:=CONCATENATE(&quot;DMS&quot;;&quot;/&quot;;[.B16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2" office:value-type="string">
            <text:p>Step 2: Add action on document</text:p>
          </table:table-cell>
          <table:table-cell table:style-name="ce152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52" office:value-type="string">
            <text:p>Create new action successfully</text:p>
          </table:table-cell>
          <table:table-cell table:style-name="ce107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89"/>
          <table:table-cell table:style-name="ce114"/>
          <table:table-cell table:style-name="ce60" table:number-columns-repeated="235"/>
          <table:table-cell table:style-name="ce120" table:number-columns-repeated="9"/>
          <table:table-cell table:style-name="ce193" table:number-columns-repeated="768"/>
        </table:table-row>
        <table:table-row table:style-name="ro23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393</text:p>
          </table:table-cell>
          <table:table-cell table:style-name="ce9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03" table:formula="of:=CONCATENATE(&quot;DMS&quot;;&quot;/&quot;;[.B17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2" office:value-type="string">
            <text:p>Step 3: Execute action</text:p>
          </table:table-cell>
          <table:table-cell table:style-name="ce152" office:value-type="string">
            <text:p>Right click on above document &amp; select the name of has just been added action</text:p>
          </table:table-cell>
          <table:table-cell table:style-name="ce167" office:value-type="string">
            <text:p>The action on document is done</text:p>
          </table:table-cell>
          <table:table-cell table:style-name="ce107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89"/>
          <table:table-cell table:style-name="ce114"/>
          <table:table-cell table:style-name="ce60" table:number-columns-repeated="235"/>
          <table:table-cell table:style-name="ce120" table:number-columns-repeated="9"/>
          <table:table-cell table:style-name="ce193" table:number-columns-repeated="768"/>
        </table:table-row>
        <table:table-row table:style-name="ro26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393</text:p>
          </table:table-cell>
          <table:table-cell table:style-name="ce9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03" table:formula="of:=CONCATENATE(&quot;DMS&quot;;&quot;/&quot;;[.B18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2" office:value-type="string">
            <text:p>Step 4: Manage action</text:p>
          </table:table-cell>
          <table:table-cell table:style-name="ce152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52" office:value-type="string">
            <text:p>The Task Manager form is shown, all labels are well translated in French</text:p>
          </table:table-cell>
          <table:table-cell table:style-name="ce107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89"/>
          <table:table-cell table:style-name="ce114"/>
          <table:table-cell table:style-name="ce60" table:number-columns-repeated="235"/>
          <table:table-cell table:style-name="ce120" table:number-columns-repeated="9"/>
          <table:table-cell table:style-name="ce193" table:number-columns-repeated="768"/>
        </table:table-row>
        <table:table-row table:style-name="ro1">
          <table:table-cell table:style-name="ce120" table:number-columns-repeated="2"/>
          <table:table-cell table:style-name="ce99"/>
          <table:table-cell table:style-name="ce120" table:number-columns-repeated="5"/>
          <table:table-cell table:style-name="ce107"/>
          <table:table-cell table:style-name="ce120" table:number-columns-repeated="247"/>
          <table:table-cell table:style-name="ce193" table:number-columns-repeated="768"/>
        </table:table-row>
        <table:table-row table:style-name="ro1" table:number-rows-repeated="36">
          <table:table-cell table:style-name="ce120" table:number-columns-repeated="8"/>
          <table:table-cell table:style-name="ce107"/>
          <table:table-cell table:style-name="ce120" table:number-columns-repeated="247"/>
          <table:table-cell table:style-name="ce193" table:number-columns-repeated="768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0"/>
          <table:table-cell table:style-name="ce153"/>
          <table:table-cell table:style-name="ce154"/>
          <table:table-cell table:style-name="ce168"/>
          <table:table-cell table:style-name="ce107"/>
          <table:table-cell table:style-name="ce172" table:number-columns-repeated="222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31"/>
          <table:table-cell table:style-name="ce153"/>
          <table:table-cell table:style-name="ce160"/>
          <table:table-cell table:style-name="ce168"/>
          <table:table-cell table:style-name="ce107"/>
          <table:table-cell table:style-name="ce172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0"/>
          <table:table-cell table:style-name="ce153"/>
          <table:table-cell table:style-name="ce154"/>
          <table:table-cell table:style-name="ce168"/>
          <table:table-cell table:style-name="ce107"/>
          <table:table-cell table:style-name="ce172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1"/>
          <table:table-cell table:style-name="ce153"/>
          <table:table-cell table:style-name="ce149"/>
          <table:table-cell table:style-name="ce168"/>
          <table:table-cell table:style-name="ce107"/>
          <table:table-cell table:style-name="ce172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1"/>
          <table:table-cell table:style-name="ce153"/>
          <table:table-cell table:style-name="ce160"/>
          <table:table-cell table:style-name="ce157"/>
          <table:table-cell table:style-name="ce107"/>
          <table:table-cell table:style-name="ce172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2"/>
          <table:table-cell table:style-name="ce154" table:number-columns-repeated="2"/>
          <table:table-cell table:style-name="ce157"/>
          <table:table-cell table:style-name="ce107"/>
          <table:table-cell table:style-name="ce173" table:number-columns-repeated="4"/>
          <table:table-cell table:style-name="ce175" table:number-columns-repeated="218"/>
          <table:table-cell table:style-name="ce181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33"/>
          <table:table-cell table:style-name="ce154"/>
          <table:table-cell table:style-name="ce149"/>
          <table:table-cell table:style-name="ce157"/>
          <table:table-cell table:style-name="ce107"/>
          <table:table-cell table:style-name="ce173" table:number-columns-repeated="4"/>
          <table:table-cell table:style-name="ce175" table:number-columns-repeated="218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4"/>
          <table:table-cell table:style-name="ce154"/>
          <table:table-cell table:style-name="ce149"/>
          <table:table-cell table:style-name="ce157"/>
          <table:table-cell table:style-name="ce107"/>
          <table:table-cell table:style-name="ce173" table:number-columns-repeated="4"/>
          <table:table-cell table:style-name="ce175" table:number-columns-repeated="218"/>
          <table:table-cell table:style-name="ce181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35"/>
          <table:table-cell table:style-name="ce154"/>
          <table:table-cell table:style-name="ce149"/>
          <table:table-cell table:style-name="ce157"/>
          <table:table-cell table:style-name="ce170"/>
          <table:table-cell table:style-name="ce173" table:number-columns-repeated="4"/>
          <table:table-cell table:style-name="ce175" table:number-columns-repeated="218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4"/>
          <table:table-cell table:style-name="ce154"/>
          <table:table-cell table:style-name="ce149"/>
          <table:table-cell table:style-name="ce157"/>
          <table:table-cell table:style-name="ce170"/>
          <table:table-cell table:style-name="ce173" table:number-columns-repeated="4"/>
          <table:table-cell table:style-name="ce175" table:number-columns-repeated="218"/>
          <table:table-cell table:style-name="ce181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35"/>
          <table:table-cell table:style-name="ce154"/>
          <table:table-cell table:style-name="ce149"/>
          <table:table-cell table:style-name="ce157"/>
          <table:table-cell table:style-name="ce170"/>
          <table:table-cell table:style-name="ce173" table:number-columns-repeated="4"/>
          <table:table-cell table:style-name="ce175" table:number-columns-repeated="218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6"/>
          <table:table-cell table:style-name="ce154"/>
          <table:table-cell table:style-name="ce149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 table:number-rows-repeated="3">
          <table:table-cell table:style-name="ce121"/>
          <table:table-cell table:style-name="ce123"/>
          <table:table-cell table:style-name="ce126"/>
          <table:table-cell table:style-name="ce127"/>
          <table:table-cell table:style-name="ce137"/>
          <table:table-cell table:style-name="ce154"/>
          <table:table-cell table:style-name="ce137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8"/>
          <table:table-cell table:style-name="ce155"/>
          <table:table-cell table:style-name="ce161"/>
          <table:table-cell table:style-name="ce144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39"/>
          <table:table-cell table:style-name="ce155"/>
          <table:table-cell table:style-name="ce162"/>
          <table:table-cell table:style-name="ce144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9"/>
          <table:table-cell table:style-name="ce155"/>
          <table:table-cell table:style-name="ce163"/>
          <table:table-cell table:style-name="ce144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1"/>
          <table:table-cell table:style-name="ce127"/>
          <table:table-cell table:style-name="ce136"/>
          <table:table-cell table:style-name="ce154"/>
          <table:table-cell table:style-name="ce149"/>
          <table:table-cell table:style-name="ce157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6"/>
          <table:table-cell table:style-name="ce154"/>
          <table:table-cell table:style-name="ce149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6"/>
          <table:table-cell table:style-name="ce154"/>
          <table:table-cell table:style-name="ce149"/>
          <table:table-cell table:style-name="ce157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2" table:number-columns-repeated="224"/>
          <table:table-cell table:style-name="ce98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34"/>
          <table:table-cell table:style-name="ce154"/>
          <table:table-cell table:style-name="ce149"/>
          <table:table-cell table:style-name="ce157"/>
          <table:table-cell table:style-name="ce170"/>
          <table:table-cell table:style-name="ce173" table:number-columns-repeated="2"/>
          <table:table-cell table:style-name="ce174" table:number-columns-repeated="220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35"/>
          <table:table-cell table:style-name="ce154"/>
          <table:table-cell table:style-name="ce149"/>
          <table:table-cell table:style-name="ce157"/>
          <table:table-cell table:style-name="ce170"/>
          <table:table-cell table:style-name="ce173" table:number-columns-repeated="2"/>
          <table:table-cell table:style-name="ce174" table:number-columns-repeated="220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6"/>
          <table:table-cell table:style-name="ce154"/>
          <table:table-cell table:style-name="ce149"/>
          <table:table-cell table:style-name="ce157"/>
          <table:table-cell table:style-name="ce170"/>
          <table:table-cell table:style-name="ce175" table:number-columns-repeated="222"/>
          <table:table-cell table:style-name="ce181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5" table:number-columns-repeated="222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40"/>
          <table:table-cell table:style-name="ce154"/>
          <table:table-cell table:style-name="ce137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8"/>
          <table:table-cell table:style-name="ce139"/>
          <table:table-cell table:style-name="ce164"/>
          <table:table-cell table:style-name="ce144"/>
          <table:table-cell table:style-name="ce170"/>
          <table:table-cell table:style-name="ce176" table:number-columns-repeated="222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9" table:number-columns-repeated="2"/>
          <table:table-cell table:style-name="ce164"/>
          <table:table-cell table:style-name="ce144"/>
          <table:table-cell table:style-name="ce170"/>
          <table:table-cell table:style-name="ce176" table:number-columns-repeated="222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8"/>
          <table:table-cell table:style-name="ce139"/>
          <table:table-cell table:style-name="ce165"/>
          <table:table-cell table:style-name="ce144"/>
          <table:table-cell table:style-name="ce170"/>
          <table:table-cell table:style-name="ce177" table:number-columns-repeated="222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39" table:number-columns-repeated="2"/>
          <table:table-cell table:style-name="ce164"/>
          <table:table-cell table:style-name="ce144"/>
          <table:table-cell table:style-name="ce170"/>
          <table:table-cell table:style-name="ce177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9" table:number-columns-repeated="3"/>
          <table:table-cell table:style-name="ce144"/>
          <table:table-cell table:style-name="ce170"/>
          <table:table-cell table:style-name="ce177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41"/>
          <table:table-cell table:style-name="ce142"/>
          <table:table-cell table:style-name="ce165"/>
          <table:table-cell table:style-name="ce144"/>
          <table:table-cell table:style-name="ce170"/>
          <table:table-cell table:style-name="ce177" table:number-columns-repeated="222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42" table:number-columns-repeated="2"/>
          <table:table-cell table:style-name="ce166"/>
          <table:table-cell table:style-name="ce144"/>
          <table:table-cell table:style-name="ce170"/>
          <table:table-cell table:style-name="ce177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1"/>
          <table:table-cell table:style-name="ce127"/>
          <table:table-cell table:style-name="ce136"/>
          <table:table-cell table:style-name="ce154"/>
          <table:table-cell table:style-name="ce149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37"/>
          <table:table-cell table:style-name="ce154"/>
          <table:table-cell table:style-name="ce137"/>
          <table:table-cell table:style-name="ce157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8"/>
          <table:table-cell table:style-name="ce143"/>
          <table:table-cell table:style-name="ce154"/>
          <table:table-cell table:style-name="ce149"/>
          <table:table-cell table:style-name="ce157"/>
          <table:table-cell table:style-name="ce170"/>
          <table:table-cell table:style-name="ce178" table:number-columns-repeated="3"/>
          <table:table-cell table:style-name="ce179" table:number-columns-repeated="219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8"/>
          <table:table-cell table:style-name="ce144" table:number-columns-repeated="3"/>
          <table:table-cell table:style-name="ce146"/>
          <table:table-cell table:style-name="ce170"/>
          <table:table-cell table:style-name="ce178" table:number-columns-repeated="3"/>
          <table:table-cell table:style-name="ce179" table:number-columns-repeated="219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5"/>
          <table:table-cell table:style-name="ce156"/>
          <table:table-cell table:style-name="ce137"/>
          <table:table-cell table:style-name="ce169"/>
          <table:table-cell table:style-name="ce170"/>
          <table:table-cell table:style-name="ce179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6" table:number-columns-repeated="3"/>
          <table:table-cell table:style-name="ce144"/>
          <table:table-cell table:style-name="ce170"/>
          <table:table-cell table:style-name="ce180" table:number-columns-repeated="222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3"/>
          <table:table-cell table:style-name="ce144"/>
          <table:table-cell table:style-name="ce137"/>
          <table:table-cell table:style-name="ce157"/>
          <table:table-cell table:style-name="ce170"/>
          <table:table-cell table:style-name="ce180" table:number-columns-repeated="222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4" table:number-columns-repeated="4"/>
          <table:table-cell table:style-name="ce170"/>
          <table:table-cell table:style-name="ce180" table:number-columns-repeated="222"/>
          <table:table-cell table:style-name="ce181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3"/>
          <table:table-cell table:style-name="ce144"/>
          <table:table-cell table:style-name="ce137"/>
          <table:table-cell table:style-name="ce157"/>
          <table:table-cell table:style-name="ce170"/>
          <table:table-cell table:style-name="ce181" table:number-columns-repeated="225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4" table:number-columns-repeated="4"/>
          <table:table-cell table:style-name="ce170"/>
          <table:table-cell table:style-name="ce181" table:number-columns-repeated="225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4" table:number-columns-repeated="4"/>
          <table:table-cell table:style-name="ce170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3"/>
          <table:table-cell table:style-name="ce144"/>
          <table:table-cell table:style-name="ce137"/>
          <table:table-cell table:style-name="ce157"/>
          <table:table-cell table:style-name="ce170"/>
          <table:table-cell table:style-name="ce181" table:number-columns-repeated="225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4" table:number-columns-repeated="4"/>
          <table:table-cell table:style-name="ce170"/>
          <table:table-cell table:style-name="ce181" table:number-columns-repeated="225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8"/>
          <table:table-cell table:style-name="ce144" table:number-columns-repeated="4"/>
          <table:table-cell table:style-name="ce170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1"/>
          <table:table-cell table:style-name="ce127"/>
          <table:table-cell table:style-name="ce147"/>
          <table:table-cell table:style-name="ce154"/>
          <table:table-cell table:style-name="ce137"/>
          <table:table-cell table:style-name="ce157"/>
          <table:table-cell table:style-name="ce170"/>
          <table:table-cell table:style-name="ce183"/>
          <table:table-cell table:style-name="ce182" table:number-columns-repeated="224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37"/>
          <table:table-cell table:style-name="ce154"/>
          <table:table-cell table:style-name="ce137"/>
          <table:table-cell table:style-name="ce157"/>
          <table:table-cell table:style-name="ce170"/>
          <table:table-cell table:style-name="ce184"/>
          <table:table-cell table:style-name="ce98" table:number-columns-repeated="224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48"/>
          <table:table-cell table:style-name="ce154"/>
          <table:table-cell table:style-name="ce149"/>
          <table:table-cell table:style-name="ce157"/>
          <table:table-cell table:style-name="ce170"/>
          <table:table-cell table:style-name="ce184"/>
          <table:table-cell table:style-name="ce98" table:number-columns-repeated="224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9"/>
          <table:table-cell table:style-name="ce154"/>
          <table:table-cell table:style-name="ce149"/>
          <table:table-cell table:style-name="ce157"/>
          <table:table-cell table:style-name="ce170"/>
          <table:table-cell table:style-name="ce184"/>
          <table:table-cell table:style-name="ce98" table:number-columns-repeated="224"/>
          <table:table-cell table:number-columns-repeated="790"/>
        </table:table-row>
        <table:table-row table:style-name="ro1">
          <table:table-cell table:style-name="ce121"/>
          <table:table-cell table:style-name="ce124"/>
          <table:table-cell table:style-name="ce126"/>
          <table:table-cell table:style-name="ce127"/>
          <table:table-cell table:style-name="ce150"/>
          <table:table-cell table:style-name="ce157"/>
          <table:table-cell table:style-name="ce151"/>
          <table:table-cell table:style-name="ce157"/>
          <table:table-cell table:style-name="ce170"/>
          <table:table-cell table:style-name="ce184"/>
          <table:table-cell table:style-name="ce98" table:number-columns-repeated="224"/>
          <table:table-cell table:number-columns-repeated="790"/>
        </table:table-row>
        <table:table-row table:style-name="ro1">
          <table:table-cell table:style-name="ce121"/>
          <table:table-cell table:style-name="ce124"/>
          <table:table-cell table:style-name="ce126"/>
          <table:table-cell table:style-name="ce127"/>
          <table:table-cell table:style-name="ce151"/>
          <table:table-cell table:style-name="ce157"/>
          <table:table-cell table:style-name="ce151"/>
          <table:table-cell table:style-name="ce157"/>
          <table:table-cell table:style-name="ce170"/>
          <table:table-cell table:style-name="ce185"/>
          <table:table-cell table:style-name="ce174" table:number-columns-repeated="221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4"/>
          <table:table-cell table:style-name="ce126"/>
          <table:table-cell table:style-name="ce127"/>
          <table:table-cell table:style-name="ce151"/>
          <table:table-cell table:style-name="ce157"/>
          <table:table-cell table:style-name="ce149"/>
          <table:table-cell table:style-name="ce151"/>
          <table:table-cell table:style-name="ce170"/>
          <table:table-cell table:style-name="ce185"/>
          <table:table-cell table:style-name="ce174" table:number-columns-repeated="221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48"/>
          <table:table-cell table:style-name="ce154"/>
          <table:table-cell table:style-name="ce149"/>
          <table:table-cell table:style-name="ce157"/>
          <table:table-cell table:style-name="ce170"/>
          <table:table-cell table:style-name="ce185"/>
          <table:table-cell table:style-name="ce174" table:number-columns-repeated="221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9"/>
          <table:table-cell table:style-name="ce154"/>
          <table:table-cell table:style-name="ce137"/>
          <table:table-cell table:style-name="ce157"/>
          <table:table-cell table:style-name="ce170"/>
          <table:table-cell table:style-name="ce185"/>
          <table:table-cell table:style-name="ce174" table:number-columns-repeated="221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3"/>
          <table:table-cell table:style-name="ce126"/>
          <table:table-cell table:style-name="ce127"/>
          <table:table-cell table:style-name="ce148"/>
          <table:table-cell table:style-name="ce154"/>
          <table:table-cell table:style-name="ce137"/>
          <table:table-cell table:style-name="ce157"/>
          <table:table-cell table:style-name="ce170"/>
          <table:table-cell table:style-name="ce186"/>
          <table:table-cell table:style-name="ce190" table:number-columns-repeated="221"/>
          <table:table-cell table:style-name="ce192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3"/>
          <table:table-cell table:style-name="ce126"/>
          <table:table-cell table:style-name="ce127"/>
          <table:table-cell table:style-name="ce149"/>
          <table:table-cell table:style-name="ce154"/>
          <table:table-cell table:style-name="ce149"/>
          <table:table-cell table:style-name="ce157"/>
          <table:table-cell table:style-name="ce170"/>
          <table:table-cell table:style-name="ce186"/>
          <table:table-cell table:style-name="ce190" table:number-columns-repeated="221"/>
          <table:table-cell table:style-name="ce192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48"/>
          <table:table-cell table:style-name="ce154"/>
          <table:table-cell table:style-name="ce149"/>
          <table:table-cell table:style-name="ce157"/>
          <table:table-cell table:style-name="ce170"/>
          <table:table-cell table:style-name="ce187"/>
          <table:table-cell table:style-name="ce173" table:number-columns-repeated="2"/>
          <table:table-cell table:style-name="ce174" table:number-columns-repeated="219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49" table:number-columns-repeated="3"/>
          <table:table-cell table:style-name="ce157"/>
          <table:table-cell table:style-name="ce170"/>
          <table:table-cell table:style-name="ce187"/>
          <table:table-cell table:style-name="ce173" table:number-columns-repeated="2"/>
          <table:table-cell table:style-name="ce174" table:number-columns-repeated="219"/>
          <table:table-cell table:style-name="ce98" table:number-columns-repeated="3"/>
          <table:table-cell table:number-columns-repeated="790"/>
        </table:table-row>
        <table:table-row table:style-name="ro1">
          <table:table-cell table:style-name="ce121"/>
          <table:table-cell table:style-name="ce122"/>
          <table:table-cell table:style-name="ce126"/>
          <table:table-cell table:style-name="ce127"/>
          <table:table-cell table:style-name="ce148"/>
          <table:table-cell table:style-name="ce154"/>
          <table:table-cell table:style-name="ce137"/>
          <table:table-cell table:style-name="ce157"/>
          <table:table-cell table:style-name="ce170"/>
          <table:table-cell table:style-name="ce187"/>
          <table:table-cell table:style-name="ce173" table:number-columns-repeated="2"/>
          <table:table-cell table:style-name="ce174" table:number-columns-repeated="219"/>
          <table:table-cell table:style-name="ce98" table:number-columns-repeated="3"/>
          <table:table-cell table:number-columns-repeated="790"/>
        </table:table-row>
        <table:table-row table:style-name="ro1" table:number-rows-repeated="2">
          <table:table-cell table:style-name="ce121"/>
          <table:table-cell table:style-name="ce122"/>
          <table:table-cell table:style-name="ce126"/>
          <table:table-cell table:style-name="ce127"/>
          <table:table-cell table:style-name="ce149"/>
          <table:table-cell table:style-name="ce154" table:number-columns-repeated="3"/>
          <table:table-cell table:style-name="ce170"/>
          <table:table-cell table:style-name="ce174" table:number-columns-repeated="222"/>
          <table:table-cell table:style-name="ce98" table:number-columns-repeated="3"/>
          <table:table-cell table:number-columns-repeated="790"/>
        </table:table-row>
        <table:table-row table:style-name="ro1">
          <table:table-cell/>
          <table:table-cell table:style-name="ce125" table:number-columns-repeated="2"/>
          <table:table-cell table:style-name="ce129" table:number-columns-repeated="5"/>
          <table:table-cell table:style-name="ce171"/>
          <table:table-cell table:style-name="ce181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25" table:number-columns-repeated="2"/>
          <table:table-cell table:style-name="ce129" table:number-columns-repeated="5"/>
          <table:table-cell table:style-name="ce171"/>
          <table:table-cell table:style-name="ce9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98" table:number-columns-repeated="2"/>
          <table:table-cell table:style-name="ce102" table:number-columns-repeated="5"/>
          <table:table-cell table:style-name="ce110"/>
          <table:table-cell table:style-name="ce98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4" table:default-cell-style-name="Default"/>
        <table:table-row table:style-name="ro16">
          <table:table-cell/>
          <table:table-cell table:style-name="ce90" office:value-type="string">
            <text:p>TEST CASES</text:p>
          </table:table-cell>
          <table:table-cell table:style-name="ce94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style-name="ce111"/>
          <table:table-cell/>
          <table:table-cell table:style-name="ce112" office:value-type="string">
            <text:p>Passed</text:p>
          </table:table-cell>
          <table:table-cell table:style-name="ce112" table:formula="of:=COUNTIF([.L$7:.L$972];[.$L1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6">
          <table:table-cell/>
          <table:table-cell table:style-name="ce91"/>
          <table:table-cell table:style-name="ce95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number-columns-repeated="2"/>
          <table:table-cell table:style-name="ce112" office:value-type="string">
            <text:p>Failed</text:p>
          </table:table-cell>
          <table:table-cell table:style-name="ce112" table:formula="of:=COUNTIF([.L$7:.L$972];[.$L2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7">
          <table:table-cell/>
          <table:table-cell table:style-name="ce92" office:value-type="string">
            <text:p>Function List:</text:p>
          </table:table-cell>
          <table:table-cell table:style-name="ce96" office:value-type="string" table:number-columns-spanned="3" table:number-rows-spanned="1">
            <text:p>Bugs on DMS 2.5.x for regression test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2" office:value-type="string">
            <text:p>Blocked</text:p>
          </table:table-cell>
          <table:table-cell table:style-name="ce112" table:formula="of:=COUNTIF([.L$7:.L$972];[.$L3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8">
          <table:table-cell/>
          <table:table-cell table:style-name="ce92" office:value-type="string">
            <text:p>Total Main Cases:</text:p>
          </table:table-cell>
          <table:table-cell table:style-name="ce97" table:formula="of:=MAX([.A7:.A955])" office:value-type="float" office:value="11" table:number-columns-spanned="3" table:number-rows-spanned="1">
            <text:p>11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3" office:value-type="string">
            <text:p>Untested</text:p>
          </table:table-cell>
          <table:table-cell table:style-name="ce112" table:formula="of:=COUNTIF([.L$7:.L$972];[.$L4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6">
          <table:table-cell/>
          <table:table-cell table:style-name="ce93"/>
          <table:table-cell table:style-name="ce98"/>
          <table:table-cell table:style-name="ce102" table:number-columns-repeated="2"/>
          <table:table-cell table:style-name="ce102" office:value-type="string">
            <text:p><text:s/></text:p>
          </table:table-cell>
          <table:table-cell table:style-name="ce102" table:number-columns-repeated="2"/>
          <table:table-cell table:style-name="ce110"/>
          <table:table-cell table:number-columns-repeated="2"/>
          <table:table-cell office:value-type="string">
            <text:p>N/A</text:p>
          </table:table-cell>
          <table:table-cell table:style-name="ce112" table:formula="of:=COUNTIF([.L$7:.L$972];[.$L5])" office:value-type="float" office:value="0">
            <text:p>0</text:p>
          </table:table-cell>
          <table:table-cell table:style-name="ce112" table:number-columns-repeated="2"/>
          <table:table-cell table:style-name="ce98" table:number-columns-repeated="219"/>
          <table:table-cell table:number-columns-repeated="21"/>
        </table:table-row>
        <table:table-row table:style-name="ro18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15" table:number-columns-repeated="7"/>
          <table:table-cell table:style-name="ce117" table:number-columns-repeated="211"/>
          <table:table-cell table:style-name="ce110" table:number-columns-repeated="4"/>
          <table:table-cell table:style-name="ce118" table:number-columns-repeated="21"/>
        </table:table-row>
        <table:table-row table:style-name="ro13">
          <table:table-cell table:style-name="ce88" office:value-type="float" office:value="1">
            <text:p>001</text:p>
          </table:table-cell>
          <table:table-cell table:style-name="ce27" office:value-type="string">
            <text:p>REG_DMS_CCP-401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401">
            <text:p>WCM/REG_DMS_CCP-401</text:p>
          </table:table-cell>
          <table:table-cell table:style-name="ce194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number-columns-repeated="245"/>
        </table:table-row>
        <table:table-row table:style-name="ro20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401</text:p>
          </table:table-cell>
          <table:table-cell table:style-name="ce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401">
            <text:p>WCM/REG_DMS_CCP-4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0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DMS-001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DMS-001">
            <text:p>WCM/REG_DMS_DMS-001</text:p>
          </table:table-cell>
          <table:table-cell table:style-name="ce194" office:value-type="string">
            <text:p>Check view metadata</text:p>
          </table:table-cell>
          <table:table-cell table:style-name="ce57" office:value-type="string">
            <text:p>Step 1: Add view for drive</text:p>
          </table:table-cell>
          <table:table-cell table:style-name="ce57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57" office:value-type="string">
            <text:p>Edit drive successfully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DMS-001</text:p>
          </table:table-cell>
          <table:table-cell table:style-name="ce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2: Go to Sites Explorer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, there're some view include Admin view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4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DMS-001</text:p>
          </table:table-cell>
          <table:table-cell table:style-name="ce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3: Add action</text:p>
          </table:table-cell>
          <table:table-cell table:style-name="ce57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57" office:value-type="string">
            <text:p>Action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DMS-001</text:p>
          </table:table-cell>
          <table:table-cell table:style-name="ce9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4: Add document</text:p>
          </table:table-cell>
          <table:table-cell table:style-name="ce57" office:value-type="string">
            <text:p>- Add new nt:file document type or upload file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DMS-001</text:p>
          </table:table-cell>
          <table:table-cell table:style-name="ce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5: View metadata</text:p>
          </table:table-cell>
          <table:table-cell table:style-name="ce57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57" office:value-type="string">
            <text:p>Metadata infor of selecting document is displayed &amp; no error in console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23">
          <table:table-cell table:style-name="ce8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_DMS_DMS-002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DMS-002">
            <text:p>WCM/REG_DMS_DMS-002</text:p>
          </table:table-cell>
          <table:table-cell table:style-name="ce194" office:value-type="string">
            <text:p>Check deleting workspace after viewing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DMS-002</text:p>
          </table:table-cell>
          <table:table-cell table:style-name="ce9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DMS-002</text:p>
          </table:table-cell>
          <table:table-cell table:style-name="ce9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3: View workspace</text:p>
          </table:table-cell>
          <table:table-cell table:style-name="ce57" office:value-type="string">
            <text:p>- Keep the Add new repository form open</text:p>
            <text:p>- Click on the link of new added workspace</text:p>
          </table:table-cell>
          <table:table-cell table:style-name="ce57" office:value-type="string">
            <text:p>Information of selected workspace is displayed from step 1 to 3 as when you ad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DMS-002</text:p>
          </table:table-cell>
          <table:table-cell table:style-name="ce9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4: Delete workspace</text:p>
          </table:table-cell>
          <table:table-cell table:style-name="ce57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57" office:value-type="string">
            <text:p>The workspac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23">
          <table:table-cell table:style-name="ce8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_DMS_DMS-003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DMS-003">
            <text:p>WCM/REG_DMS_DMS-003</text:p>
          </table:table-cell>
          <table:table-cell table:style-name="ce194" office:value-type="string">
            <text:p>Check change permission on a document</text:p>
          </table:table-cell>
          <table:table-cell table:style-name="ce57" office:value-type="string">
            <text:p>Step 1: Go to DMS Administration drive</text:p>
          </table:table-cell>
          <table:table-cell table:style-name="ce57" office:value-type="string">
            <text:p>- Login by admin</text:p>
            <text:p>- Go to Group/Sites Explorer/DMS Administration</text:p>
          </table:table-cell>
          <table:table-cell table:style-name="ce57" office:value-type="string">
            <text:p>DMS Administration driv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DMS-003</text:p>
          </table:table-cell>
          <table:table-cell table:style-name="ce9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2: Create document</text:p>
          </table:table-cell>
          <table:table-cell table:style-name="ce57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57" office:value-type="string">
            <text:p>Create new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DMS-003</text:p>
          </table:table-cell>
          <table:table-cell table:style-name="ce9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3: View permission of added document</text:p>
          </table:table-cell>
          <table:table-cell table:style-name="ce57" office:value-type="string">
            <text:p>- Select to view added document</text:p>
            <text:p>- Select Info tab</text:p>
            <text:p>- Click View Permissions</text:p>
          </table:table-cell>
          <table:table-cell table:style-name="ce57" office:value-type="string">
            <text:p>Permission form of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DMS-003</text:p>
          </table:table-cell>
          <table:table-cell table:style-name="ce9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4: Change permission on document</text:p>
          </table:table-cell>
          <table:table-cell table:style-name="ce57" office:value-type="string">
            <text:p>- Add a new permission, or edit /delete an existing one, and Save</text:p>
          </table:table-cell>
          <table:table-cell table:style-name="ce57" office:value-type="string">
            <text:p>Add/Edit/Delet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23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481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481">
            <text:p>WCM/REG_DMS_CCP-481</text:p>
          </table:table-cell>
          <table:table-cell table:style-name="ce194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14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DMS_CCP-481</text:p>
          </table:table-cell>
          <table:table-cell table:style-name="ce9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481</text:p>
          </table:table-cell>
          <table:table-cell table:style-name="ce9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3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REG_DMS_CCP-484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484">
            <text:p>WCM/REG_DMS_CCP-484</text:p>
          </table:table-cell>
          <table:table-cell table:style-name="ce194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484</text:p>
          </table:table-cell>
          <table:table-cell table:style-name="ce9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484</text:p>
          </table:table-cell>
          <table:table-cell table:style-name="ce9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484</text:p>
          </table:table-cell>
          <table:table-cell table:style-name="ce9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8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484</text:p>
          </table:table-cell>
          <table:table-cell table:style-name="ce9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9">
          <table:table-cell table:style-name="ce8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REG_DMS_CCP-403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403">
            <text:p>WCM/REG_DMS_CCP-403</text:p>
          </table:table-cell>
          <table:table-cell table:style-name="ce194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403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403">
            <text:p>WCM/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3">
          <table:table-cell table:style-name="ce8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REG_DMS_CCP-449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449">
            <text:p>WCM/REG_DMS_CCP-449</text:p>
          </table:table-cell>
          <table:table-cell table:style-name="ce194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449</text:p>
          </table:table-cell>
          <table:table-cell table:style-name="ce9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449</text:p>
          </table:table-cell>
          <table:table-cell table:style-name="ce9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22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_DMS_DMS-004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DMS-004">
            <text:p>WCM/REG_DMS_DMS-004</text:p>
          </table:table-cell>
          <table:table-cell table:style-name="ce194" office:value-type="string">
            <text:p>Check showing Vote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DMS-004</text:p>
          </table:table-cell>
          <table:table-cell table:style-name="ce9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DMS-004">
            <text:p>WCM/REG_DMS_DMS-004</text:p>
          </table:table-cell>
          <table:table-cell table:style-name="ce57" office:value-type="string">
            <text:p>Check showing Vote for Free layout web content</text:p>
          </table:table-cell>
          <table:table-cell table:style-name="ce57" office:value-type="string">
            <text:p>Step 2: Vote</text:p>
          </table:table-cell>
          <table:table-cell table:style-name="ce57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57" office:value-type="string">
            <text:p>Information of this vote is shown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DMS_DMS-004</text:p>
          </table:table-cell>
          <table:table-cell table:style-name="ce9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DMS-004">
            <text:p>WCM/REG_DMS_DMS-004</text:p>
          </table:table-cell>
          <table:table-cell table:style-name="ce194" office:value-type="string">
            <text:p>Check showing Comment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DMS-004</text:p>
          </table:table-cell>
          <table:table-cell table:style-name="ce9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DMS-004">
            <text:p>WCM/REG_DMS_DMS-004</text:p>
          </table:table-cell>
          <table:table-cell table:style-name="ce57" office:value-type="string">
            <text:p>Check showing Comment for Free layout web content</text:p>
          </table:table-cell>
          <table:table-cell table:style-name="ce57" office:value-type="string">
            <text:p>Step 2: Comment</text:p>
          </table:table-cell>
          <table:table-cell table:style-name="ce57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57" office:value-type="string">
            <text:p>Comment text is shown at the en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_DMS_DMS-005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39])" office:value-type="string" office:string-value="WCM/REG_DMS_DMS-005">
            <text:p>WCM/REG_DMS_DMS-005</text:p>
          </table:table-cell>
          <table:table-cell table:style-name="ce194" office:value-type="string">
            <text:p>Check displaying title of form in Workflow Controller</text:p>
          </table:table-cell>
          <table:table-cell table:style-name="ce57" office:value-type="string">
            <text:p>Step 1: Show Workflow Controller</text:p>
          </table:table-cell>
          <table:table-cell table:style-name="ce57" office:value-type="string">
            <text:p>- Login</text:p>
            <text:p>- Choose acme site</text:p>
            <text:p>- Go to Workflow Controller page</text:p>
          </table:table-cell>
          <table:table-cell table:style-name="ce57" office:value-type="string">
            <text:p>Workflow Controller page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number-columns-repeated="245"/>
        </table:table-row>
        <table:table-row table:style-name="ro23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DMS-005</text:p>
          </table:table-cell>
          <table:table-cell table:style-name="ce9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CONCATENATE(&quot;WCM&quot;;&quot;/&quot;;[.B40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2: Check title of Holiday process start form</text:p>
          </table:table-cell>
          <table:table-cell table:style-name="ce57" office:value-type="string">
            <text:p>Click Manage Start in Action column at the line of holiday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DMS-005</text:p>
          </table:table-cell>
          <table:table-cell table:style-name="ce9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7" table:formula="of:=CONCATENATE(&quot;WCM&quot;;&quot;/&quot;;[.B41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3: Check title of Pay raise process start form</text:p>
          </table:table-cell>
          <table:table-cell table:style-name="ce57" office:value-type="string">
            <text:p>Click Manage Start in Action column at the line of Pay raise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" table:number-rows-repeated="24">
          <table:table-cell table:style-name="ce88"/>
          <table:table-cell/>
          <table:table-cell table:style-name="ce9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9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number-columns-repeated="247" table:default-cell-style-name="Default"/>
        <table:table-row table:style-name="ro16">
          <table:table-cell/>
          <table:table-cell table:style-name="ce90" office:value-type="string">
            <text:p>TEST CASES</text:p>
          </table:table-cell>
          <table:table-cell table:style-name="ce94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style-name="ce111"/>
          <table:table-cell/>
          <table:table-cell table:style-name="ce112" office:value-type="string">
            <text:p>Passed</text:p>
          </table:table-cell>
          <table:table-cell table:style-name="ce112" table:formula="of:=COUNTIF([.L$7:.L$970];[.$L1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6">
          <table:table-cell/>
          <table:table-cell table:style-name="ce91"/>
          <table:table-cell table:style-name="ce95"/>
          <table:table-cell table:style-name="ce100" table:number-columns-repeated="2"/>
          <table:table-cell/>
          <table:table-cell table:style-name="ce100" table:number-columns-repeated="2"/>
          <table:table-cell table:style-name="ce108"/>
          <table:table-cell table:number-columns-repeated="2"/>
          <table:table-cell table:style-name="ce112" office:value-type="string">
            <text:p>Failed</text:p>
          </table:table-cell>
          <table:table-cell table:style-name="ce112" table:formula="of:=COUNTIF([.L$7:.L$970];[.$L2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7">
          <table:table-cell/>
          <table:table-cell table:style-name="ce92" office:value-type="string">
            <text:p>Function List:</text:p>
          </table:table-cell>
          <table:table-cell table:style-name="ce96" office:value-type="string" table:number-columns-spanned="3" table:number-rows-spanned="1">
            <text:p>Bugs on DMS 2.5.x for regression test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2" office:value-type="string">
            <text:p>Blocked</text:p>
          </table:table-cell>
          <table:table-cell table:style-name="ce112" table:formula="of:=COUNTIF([.L$7:.L$970];[.$L3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8">
          <table:table-cell/>
          <table:table-cell table:style-name="ce92" office:value-type="string">
            <text:p>Total Main Cases:</text:p>
          </table:table-cell>
          <table:table-cell table:style-name="ce97" table:formula="of:=MAX([.A7:.A953])" office:value-type="float" office:value="16" table:number-columns-spanned="3" table:number-rows-spanned="1">
            <text:p>16</text:p>
          </table:table-cell>
          <table:covered-table-cell table:style-name="ce101"/>
          <table:covered-table-cell table:style-name="ce97"/>
          <table:table-cell/>
          <table:table-cell table:style-name="ce105"/>
          <table:table-cell table:style-name="ce106"/>
          <table:table-cell table:style-name="ce109"/>
          <table:table-cell table:number-columns-repeated="2"/>
          <table:table-cell table:style-name="ce113" office:value-type="string">
            <text:p>Untested</text:p>
          </table:table-cell>
          <table:table-cell table:style-name="ce112" table:formula="of:=COUNTIF([.L$7:.L$970];[.$L4])" office:value-type="float" office:value="0">
            <text:p>0</text:p>
          </table:table-cell>
          <table:table-cell table:style-name="ce112" table:number-columns-repeated="2"/>
          <table:table-cell table:style-name="ce111" table:number-columns-repeated="215"/>
          <table:table-cell table:style-name="ce98" table:number-columns-repeated="4"/>
          <table:table-cell table:number-columns-repeated="21"/>
        </table:table-row>
        <table:table-row table:style-name="ro16">
          <table:table-cell/>
          <table:table-cell table:style-name="ce93"/>
          <table:table-cell table:style-name="ce98"/>
          <table:table-cell table:style-name="ce102" table:number-columns-repeated="2"/>
          <table:table-cell table:style-name="ce102" office:value-type="string">
            <text:p><text:s/></text:p>
          </table:table-cell>
          <table:table-cell table:style-name="ce102" table:number-columns-repeated="2"/>
          <table:table-cell table:style-name="ce110"/>
          <table:table-cell table:number-columns-repeated="2"/>
          <table:table-cell office:value-type="string">
            <text:p>N/A</text:p>
          </table:table-cell>
          <table:table-cell table:style-name="ce112" table:formula="of:=COUNTIF([.L$7:.L$970];[.$L5])" office:value-type="float" office:value="0">
            <text:p>0</text:p>
          </table:table-cell>
          <table:table-cell table:style-name="ce112" table:number-columns-repeated="2"/>
          <table:table-cell table:style-name="ce98" table:number-columns-repeated="219"/>
          <table:table-cell table:number-columns-repeated="21"/>
        </table:table-row>
        <table:table-row table:style-name="ro18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15" table:number-columns-repeated="7"/>
          <table:table-cell table:style-name="ce117" table:number-columns-repeated="211"/>
          <table:table-cell table:style-name="ce110" table:number-columns-repeated="4"/>
          <table:table-cell table:style-name="ce118" table:number-columns-repeated="21"/>
        </table:table-row>
        <table:table-row table:style-name="ro20">
          <table:table-cell table:style-name="ce88" office:value-type="float" office:value="1">
            <text:p>001</text:p>
          </table:table-cell>
          <table:table-cell table:style-name="ce27" office:value-type="string">
            <text:p>REG_DMS_CCP-342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342">
            <text:p>WCM/REG_DMS_CCP-342</text:p>
          </table:table-cell>
          <table:table-cell table:style-name="ce194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Content Explorer → Managed Sites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number-columns-repeated="245"/>
        </table:table-row>
        <table:table-row table:style-name="ro22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42</text:p>
          </table:table-cell>
          <table:table-cell table:style-name="ce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Administration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DMS_CCP-342</text:p>
          </table:table-cell>
          <table:table-cell table:style-name="ce9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Content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42</text:p>
          </table:table-cell>
          <table:table-cell table:style-name="ce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342</text:p>
          </table:table-cell>
          <table:table-cell table:style-name="ce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20">
          <table:table-cell table:style-name="ce8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REG_DMS_CCP-419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CCP-419">
            <text:p>WCM/REG_DMS_CCP-419</text:p>
          </table:table-cell>
          <table:table-cell table:style-name="ce194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Content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CCP-419</text:p>
          </table:table-cell>
          <table:table-cell table:style-name="ce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419</text:p>
          </table:table-cell>
          <table:table-cell table:style-name="ce9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CCP-419</text:p>
          </table:table-cell>
          <table:table-cell table:style-name="ce9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419</text:p>
          </table:table-cell>
          <table:table-cell table:style-name="ce9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. It is not displayed on tag cloud anymor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20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95" office:value-type="string">
            <text:p>REG_DMS_CCP-523</text:p>
          </table:table-cell>
          <table:table-cell table:style-name="ce196" office:value-type="float" office:value="1">
            <text:p>001</text:p>
          </table:table-cell>
          <table:table-cell table:style-name="ce194" table:formula="of:=CONCATENATE(&quot;WCM&quot;;&quot;/&quot;;[.B17])" office:value-type="string" office:string-value="WCM/REG_DMS_CCP-523">
            <text:p>WCM/REG_DMS_CCP-523</text:p>
          </table:table-cell>
          <table:table-cell table:style-name="ce194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523</text:p>
          </table:table-cell>
          <table:table-cell table:style-name="ce9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Content Explorer → Managed Sites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CCP-523</text:p>
          </table:table-cell>
          <table:table-cell table:style-name="ce9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25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CCP-523</text:p>
          </table:table-cell>
          <table:table-cell table:style-name="ce9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8">
          <table:table-cell table:style-name="ce88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7" office:value-type="string">
            <text:p>REG_DMS_CCP-508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CCP-508">
            <text:p>WCM/REG_DMS_CCP-508</text:p>
          </table:table-cell>
          <table:table-cell table:style-name="ce194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Content Explorer → Managed Sites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8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508</text:p>
          </table:table-cell>
          <table:table-cell table:style-name="ce99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7" table:formula="of:=CONCATENATE(&quot;WCM&quot;;&quot;/&quot;;[.B22])" office:value-type="string" office:string-value="WCM/REG_DMS_CCP-508">
            <text:p>WCM/REG_DMS_CCP-508</text:p>
          </table:table-cell>
          <table:table-cell table:style-name="ce194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<text:span text:style-name="T5">- Go to </text:span><text:span text:style-name="T5">Content </text:span><text:span text:style-name="T5">Explorer → </text:span><text:span text:style-name="T5">Managed </text:span><text:span text:style-name="T5">Sites</text:span>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5">
          <table:table-cell table:style-name="ce88"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table:style-name="ce27" office:value-type="string">
            <text:p>REG_DMS_CCP-532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532">
            <text:p>WCM/REG_DMS_CCP-532</text:p>
          </table:table-cell>
          <table:table-cell table:style-name="ce194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<text:span text:style-name="T5">- Go to </text:span><text:span text:style-name="T5">Content </text:span><text:span text:style-name="T5">Explorer → </text:span><text:span text:style-name="T5">Managed </text:span><text:span text:style-name="T5">Sites</text:span>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532</text:p>
          </table:table-cell>
          <table:table-cell table:style-name="ce9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532">
            <text:p>WCM/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20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27" office:value-type="string">
            <text:p>REG_DMS_CCP-529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529">
            <text:p>WCM/REG_DMS_CCP-529</text:p>
          </table:table-cell>
          <table:table-cell table:style-name="ce194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Administrator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<text:span text:style-name="T5">- Go to </text:span><text:span text:style-name="T5">Content </text:span><text:span text:style-name="T5">Explorer → </text:span><text:span text:style-name="T5">Managed </text:span><text:span text:style-name="T5">Sites</text:span>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3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5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3">
          <table:table-cell table:style-name="ce8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0">
          <table:table-cell table:style-name="ce88" table:formula="of:=IF(VALUE(MID([.F36];6;FIND(&quot;:&quot;;[.F36];1)-FIND(&quot; &quot;;[.F36];1)-1))&gt;VALUE(MID([.F35];6;FIND(&quot;:&quot;;[.F35];1)-FIND(&quot; &quot;;[.F35];1)-1));&quot;&quot;;MAX([.A$7:.A35])+1)" office:value-type="float" office:value="8">
            <text:p>008</text:p>
          </table:table-cell>
          <table:table-cell table:style-name="ce27" office:value-type="string">
            <text:p>REG_DMS_CCP-529</text:p>
          </table:table-cell>
          <table:table-cell table:style-name="ce99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57" table:formula="of:=CONCATENATE(&quot;WCM&quot;;&quot;/&quot;;[.B36])" office:value-type="string" office:string-value="WCM/REG_DMS_CCP-529">
            <text:p>WCM/REG_DMS_CCP-529</text:p>
          </table:table-cell>
          <table:table-cell table:style-name="ce194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Administrator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8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<text:span text:style-name="T5">- Go to </text:span><text:span text:style-name="T5">Content </text:span><text:span text:style-name="T5">Explorer → </text:span><text:span text:style-name="T5">Managed </text:span><text:span text:style-name="T5">Sites</text:span>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8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CONCATENATE(&quot;WCM&quot;;&quot;/&quot;;[.B3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CONCATENATE(&quot;WCM&quot;;&quot;/&quot;;[.B4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CONCATENATE(&quot;WCM&quot;;&quot;/&quot;;[.B4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CONCATENATE(&quot;WCM&quot;;&quot;/&quot;;[.B4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CONCATENATE(&quot;WCM&quot;;&quot;/&quot;;[.B4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3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CONCATENATE(&quot;WCM&quot;;&quot;/&quot;;[.B4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5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CONCATENATE(&quot;WCM&quot;;&quot;/&quot;;[.B4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3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DMS_CCP-529</text:p>
          </table:table-cell>
          <table:table-cell table:style-name="ce9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CONCATENATE(&quot;WCM&quot;;&quot;/&quot;;[.B4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3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9">
            <text:p>009</text:p>
          </table:table-cell>
          <table:table-cell table:style-name="ce27" office:value-type="string">
            <text:p>REG_DMS_CCP-511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47])" office:value-type="string" office:string-value="WCM/REG_DMS_CCP-511">
            <text:p>WCM/REG_DMS_CCP-511</text:p>
          </table:table-cell>
          <table:table-cell table:style-name="ce194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3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7" office:value-type="string">
            <text:p>REG_DMS_CCP-511</text:p>
          </table:table-cell>
          <table:table-cell table:style-name="ce9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7" table:formula="of:=CONCATENATE(&quot;WCM&quot;;&quot;/&quot;;[.B48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Content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3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DMS_CCP-511</text:p>
          </table:table-cell>
          <table:table-cell table:style-name="ce9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CONCATENATE(&quot;WCM&quot;;&quot;/&quot;;[.B49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3">
          <table:table-cell table:style-name="ce8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DMS_CCP-511</text:p>
          </table:table-cell>
          <table:table-cell table:style-name="ce9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CONCATENATE(&quot;WCM&quot;;&quot;/&quot;;[.B50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9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DMS_CCP-511</text:p>
          </table:table-cell>
          <table:table-cell table:style-name="ce9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CONCATENATE(&quot;WCM&quot;;&quot;/&quot;;[.B51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0">
          <table:table-cell table:style-name="ce88" table:formula="of:=IF(VALUE(MID([.F52];6;FIND(&quot;:&quot;;[.F52];1)-FIND(&quot; &quot;;[.F52];1)-1))&gt;VALUE(MID([.F51];6;FIND(&quot;:&quot;;[.F51];1)-FIND(&quot; &quot;;[.F51];1)-1));&quot;&quot;;MAX([.A$7:.A51])+1)" office:value-type="float" office:value="10">
            <text:p>010</text:p>
          </table:table-cell>
          <table:table-cell table:style-name="ce27" office:value-type="string">
            <text:p>REG_DMS_CCP-619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52])" office:value-type="string" office:string-value="WCM/REG_DMS_CCP-619">
            <text:p>WCM/REG_DMS_CCP-619</text:p>
          </table:table-cell>
          <table:table-cell table:style-name="ce194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Content Explorer → Managed Sites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3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7" table:formula="of:=CONCATENATE(&quot;WCM&quot;;&quot;/&quot;;[.B53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8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CONCATENATE(&quot;WCM&quot;;&quot;/&quot;;[.B54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13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CONCATENATE(&quot;WCM&quot;;&quot;/&quot;;[.B55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29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CONCATENATE(&quot;WCM&quot;;&quot;/&quot;;[.B56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/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0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1">
            <text:p>011</text:p>
          </table:table-cell>
          <table:table-cell table:style-name="ce27" office:value-type="string">
            <text:p>REG_DMS_CCP-619</text:p>
          </table:table-cell>
          <table:table-cell table:style-name="ce99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7" table:formula="of:=CONCATENATE(&quot;WCM&quot;;&quot;/&quot;;[.B57])" office:value-type="string" office:string-value="WCM/REG_DMS_CCP-619">
            <text:p>WCM/REG_DMS_CCP-619</text:p>
          </table:table-cell>
          <table:table-cell table:style-name="ce194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Content Explorer → Managed Sites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8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CONCATENATE(&quot;WCM&quot;;&quot;/&quot;;[.B58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3">
          <table:table-cell table:style-name="ce8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CONCATENATE(&quot;WCM&quot;;&quot;/&quot;;[.B59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0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DMS_CCP-619</text:p>
          </table:table-cell>
          <table:table-cell table:style-name="ce9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CONCATENATE(&quot;WCM&quot;;&quot;/&quot;;[.B60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3">
          <table:table-cell table:style-name="ce88" table:formula="of:=IF(VALUE(MID([.F61];6;FIND(&quot;:&quot;;[.F61];1)-FIND(&quot; &quot;;[.F61];1)-1))&gt;VALUE(MID([.F60];6;FIND(&quot;:&quot;;[.F60];1)-FIND(&quot; &quot;;[.F60];1)-1));&quot;&quot;;MAX([.A$7:.A60])+1)" office:value-type="float" office:value="12">
            <text:p>012</text:p>
          </table:table-cell>
          <table:table-cell table:style-name="ce27" office:value-type="string">
            <text:p>REG_DMS_CCP-521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61])" office:value-type="string" office:string-value="WCM/REG_DMS_CCP-521">
            <text:p>WCM/REG_DMS_CCP-521</text:p>
          </table:table-cell>
          <table:table-cell table:style-name="ce194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22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7" office:value-type="string">
            <text:p>REG_DMS_CCP-521</text:p>
          </table:table-cell>
          <table:table-cell table:style-name="ce9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7" table:formula="of:=CONCATENATE(&quot;WCM&quot;;&quot;/&quot;;[.B62])" office:value-type="string" office:string-value="WCM/REG_DMS_CCP-521">
            <text:p>WCM/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3">
          <table:table-cell table:style-name="ce88"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table:style-name="ce27" office:value-type="string">
            <text:p>REG_DMS_CCP-553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63])" office:value-type="string" office:string-value="WCM/REG_DMS_CCP-553">
            <text:p>WCM/REG_DMS_CCP-553</text:p>
          </table:table-cell>
          <table:table-cell table:style-name="ce194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9">
          <table:table-cell table:style-name="ce8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7" office:value-type="string">
            <text:p>REG_DMS_CCP-553</text:p>
          </table:table-cell>
          <table:table-cell table:style-name="ce9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7" table:formula="of:=CONCATENATE(&quot;WCM&quot;;&quot;/&quot;;[.B64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Content Explorer → Managed Sites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0">
          <table:table-cell table:style-name="ce8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DMS_CCP-553</text:p>
          </table:table-cell>
          <table:table-cell table:style-name="ce9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CONCATENATE(&quot;WCM&quot;;&quot;/&quot;;[.B65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0">
          <table:table-cell table:style-name="ce88" table:formula="of:=IF(VALUE(MID([.F66];6;FIND(&quot;:&quot;;[.F66];1)-FIND(&quot; &quot;;[.F66];1)-1))&gt;VALUE(MID([.F65];6;FIND(&quot;:&quot;;[.F65];1)-FIND(&quot; &quot;;[.F65];1)-1));&quot;&quot;;MAX([.A$7:.A65])+1)" office:value-type="float" office:value="14">
            <text:p>014</text:p>
          </table:table-cell>
          <table:table-cell table:style-name="ce27" office:value-type="string">
            <text:p>REG_DMS_CCP-551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66])" office:value-type="string" office:string-value="WCM/REG_DMS_CCP-551">
            <text:p>WCM/REG_DMS_CCP-551</text:p>
          </table:table-cell>
          <table:table-cell table:style-name="ce194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<text:span text:style-name="T5">- Go to </text:span><text:span text:style-name="T5">Content </text:span><text:span text:style-name="T5">Explorer → </text:span><text:span text:style-name="T5">Managed </text:span><text:span text:style-name="T5">Sites</text:span>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25">
          <table:table-cell table:style-name="ce8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7" office:value-type="string">
            <text:p>REG_DMS_CCP-551</text:p>
          </table:table-cell>
          <table:table-cell table:style-name="ce9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7" table:formula="of:=CONCATENATE(&quot;WCM&quot;;&quot;/&quot;;[.B67])" office:value-type="string" office:string-value="WCM/REG_DMS_CCP-551">
            <text:p>WCM/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3">
          <table:table-cell table:style-name="ce88" table:formula="of:=IF(VALUE(MID([.F68];6;FIND(&quot;:&quot;;[.F68];1)-FIND(&quot; &quot;;[.F68];1)-1))&gt;VALUE(MID([.F67];6;FIND(&quot;:&quot;;[.F67];1)-FIND(&quot; &quot;;[.F67];1)-1));&quot;&quot;;MAX([.A$7:.A67])+1)" office:value-type="float" office:value="15">
            <text:p>015</text:p>
          </table:table-cell>
          <table:table-cell table:style-name="ce27" office:value-type="string">
            <text:p>REG_DMS_CCP-546</text:p>
          </table:table-cell>
          <table:table-cell table:style-name="ce99" office:value-type="float" office:value="1">
            <text:p>001</text:p>
          </table:table-cell>
          <table:table-cell table:style-name="ce57" table:formula="of:=CONCATENATE(&quot;WCM&quot;;&quot;/&quot;;[.B68])" office:value-type="string" office:string-value="WCM/REG_DMS_CCP-546">
            <text:p>WCM/REG_DMS_CCP-546</text:p>
          </table:table-cell>
          <table:table-cell table:style-name="ce194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Content Explorer → Managed Sites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5">
          <table:table-cell table:style-name="ce8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7" office:value-type="string">
            <text:p>REG_DMS_CCP-546</text:p>
          </table:table-cell>
          <table:table-cell table:style-name="ce9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7" table:formula="of:=CONCATENATE(&quot;WCM&quot;;&quot;/&quot;;[.B69])" office:value-type="string" office:string-value="WCM/REG_DMS_CCP-546">
            <text:p>WCM/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3">
          <table:table-cell table:style-name="ce88" table:formula="of:=IF(VALUE(MID([.F70];6;FIND(&quot;:&quot;;[.F70];1)-FIND(&quot; &quot;;[.F70];1)-1))&gt;VALUE(MID([.F69];6;FIND(&quot;:&quot;;[.F69];1)-FIND(&quot; &quot;;[.F69];1)-1));&quot;&quot;;MAX([.A$7:.A69])+1)" office:value-type="float" office:value="16">
            <text:p>016</text:p>
          </table:table-cell>
          <table:table-cell table:style-name="ce27" office:value-type="string">
            <text:p>REG_DMS_CCP-546</text:p>
          </table:table-cell>
          <table:table-cell table:style-name="ce99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57" table:formula="of:=CONCATENATE(&quot;WCM&quot;;&quot;/&quot;;[.B70])" office:value-type="string" office:string-value="WCM/REG_DMS_CCP-546">
            <text:p>WCM/REG_DMS_CCP-546</text:p>
          </table:table-cell>
          <table:table-cell table:style-name="ce194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Content Explorer → Managed Sites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5">
          <table:table-cell table:style-name="ce8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7" office:value-type="string">
            <text:p>REG_DMS_CCP-546</text:p>
          </table:table-cell>
          <table:table-cell table:style-name="ce9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CONCATENATE(&quot;WCM&quot;;&quot;/&quot;;[.B71])" office:value-type="string" office:string-value="WCM/REG_DMS_CCP-546">
            <text:p>WCM/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97" office:value-type="string" table:number-columns-spanned="4" table:number-rows-spanned="2">
            <text:p>DMS 2.5.x Regression Tests List on AIO</text:p>
          </table:table-cell>
          <table:covered-table-cell table:style-name="ce197"/>
          <table:covered-table-cell table:style-name="ce197"/>
          <table:covered-table-cell table:style-name="ce209"/>
          <table:table-cell table:style-name="ce209"/>
          <table:table-cell table:style-name="ce20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98"/>
          <table:covered-table-cell table:style-name="ce198"/>
          <table:covered-table-cell table:style-name="ce198"/>
          <table:covered-table-cell table:style-name="ce209"/>
          <table:table-cell table:style-name="ce209"/>
          <table:covered-table-cell table:style-name="ce212"/>
          <table:table-cell table:number-columns-repeated="1018"/>
        </table:table-row>
        <table:table-row table:style-name="ro31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Bug summary</text:p>
          </table:table-cell>
          <table:table-cell table:style-name="ce208" office:value-type="string">
            <text:p>Product bugID</text:p>
          </table:table-cell>
          <table:covered-table-cell table:style-name="ce212"/>
          <table:table-cell table:number-columns-repeated="1018"/>
        </table:table-row>
        <table:table-row table:style-name="ro7">
          <table:table-cell table:style-name="ce48" office:value-type="string">
            <text:p>REG_DMS_CCP-113</text:p>
          </table:table-cell>
          <table:table-cell table:style-name="ce203" office:value-type="string">
            <text:p>DMS</text:p>
          </table:table-cell>
          <table:table-cell table:style-name="ce20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210" office:value-type="string">
            <text:p>ECM-4483</text:p>
          </table:table-cell>
          <table:table-cell table:style-name="ce213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217" office:value-type="string">
            <text:p>1.6.1</text:p>
          </table:table-cell>
          <table:table-cell table:style-name="ce219" table:number-columns-repeated="244"/>
          <table:table-cell table:style-name="ce221" table:number-columns-repeated="773"/>
        </table:table-row>
        <table:table-row table:style-name="ro6">
          <table:table-cell table:style-name="ce200" office:value-type="string">
            <text:p>REG_DMS_CCP-311</text:p>
          </table:table-cell>
          <table:table-cell table:style-name="ce204" office:value-type="string">
            <text:p>DMS</text:p>
          </table:table-cell>
          <table:table-cell table:style-name="ce204" office:value-type="string">
            <text:p>Search</text:p>
          </table:table-cell>
          <table:table-cell table:style-name="ce200" office:value-type="string">
            <text:p>Add research for nodes in the simple search of File Explorer</text:p>
          </table:table-cell>
          <table:table-cell table:style-name="ce200" office:value-type="string">
            <text:p>ECM-5331</text:p>
          </table:table-cell>
          <table:table-cell table:style-name="ce214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217" office:value-type="string">
            <text:p>1.6.5</text:p>
          </table:table-cell>
          <table:table-cell table:style-name="ce218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331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Taxonomy</text:p>
          </table:table-cell>
          <table:table-cell table:style-name="ce185" office:value-type="string">
            <text:p>Access denied when we try to delete a taxonomy tree</text:p>
          </table:table-cell>
          <table:table-cell table:style-name="ce185" office:value-type="string">
            <text:p>ECM-5409</text:p>
          </table:table-cell>
          <table:table-cell table:style-name="ce215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2">
          <table:table-cell table:style-name="ce27" office:value-type="string">
            <text:p>REG_DMS_CCP-393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<text:span text:style-name="T6">Secours </text:span><text:span text:style-name="T6">Catholique : </text:span><text:span text:style-name="T6">DMS tickets </text:span><text:span text:style-name="T6">backport</text:span></text:p>
            <text:p><text:span text:style-name="T7">The day of the </text:span><text:span text:style-name="T7">month in the </text:span><text:span text:style-name="T7">calendar pop-</text:span><text:span text:style-name="T7">up is not </text:span><text:span text:style-name="T7">translated to </text:span><text:span text:style-name="T7">French</text:span></text:p>
          </table:table-cell>
          <table:table-cell table:style-name="ce185" office:value-type="string">
            <text:p>ECM-5382</text:p>
          </table:table-cell>
          <table:table-cell table:style-name="ce215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401</text:p>
          </table:table-cell>
          <table:table-cell table:style-name="ce206" office:value-type="string">
            <text:p>ECM</text:p>
          </table:table-cell>
          <table:table-cell table:style-name="ce206" office:value-type="string">
            <text:p>ECM</text:p>
          </table:table-cell>
          <table:table-cell table:style-name="ce51" office:value-type="string">
            <text:p>Problem when double clicking on node in the file explorer (with IE7)</text:p>
          </table:table-cell>
          <table:table-cell table:style-name="ce51" office:value-type="string">
            <text:p>ECM-5450</text:p>
          </table:table-cell>
          <table:table-cell table:style-name="ce216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217" office:value-type="string">
            <text:p>1.6.6</text:p>
          </table:table-cell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DMS-00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215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2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215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215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215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4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215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3">
          <table:table-cell table:style-name="ce27" office:value-type="string">
            <text:p>REG_DMS_CCP-40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27"/>
          <table:table-cell table:style-name="ce215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4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215" table:formula="of:=SUMPRODUCT((['Bugs_v1.6.6'.B$7:'Bugs_v1.6.6'.B$960]=[.$A15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215" table:formula="of:=SUMPRODUCT((['Bugs_v1.6.6'.B$7:'Bugs_v1.6.6'.B$960]=[.$A16])*(['Bugs_v1.6.6'.A$7:'Bugs_v1.6.6'.A$960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5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211" office:value-type="string">
            <text:p>WF-89</text:p>
          </table:table-cell>
          <table:table-cell table:style-name="ce215" table:formula="of:=SUMPRODUCT((['Bugs_v1.6.6'.B$7:'Bugs_v1.6.6'.B$960]=[.$A17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342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Check the name of document author</text:p>
          </table:table-cell>
          <table:table-cell table:style-name="ce51" office:value-type="string">
            <text:p>ECM-5440</text:p>
          </table:table-cell>
          <table:table-cell table:style-name="ce216" table:formula="of:=SUMPRODUCT((['Bugs_v1.6.7'.B$7:'Bugs_v1.6.7'.B$958]=[.$A18])*(['Bugs_v1.6.7'.A$7:'Bugs_v1.6.7'.A$958]&lt;&gt;&quot;&quot;))" office:value-type="float" office:value="1">
            <text:p>1</text:p>
          </table:table-cell>
          <table:table-cell table:style-name="ce217" office:value-type="string">
            <text:p>1.6.7</text:p>
          </table:table-cell>
          <table:table-cell table:style-name="ce220" table:number-columns-repeated="244"/>
          <table:table-cell table:style-name="ce222" table:number-columns-repeated="773"/>
        </table:table-row>
        <table:table-row table:style-name="ro7">
          <table:table-cell table:style-name="ce27" office:value-type="string">
            <text:p>REG_DMS_CCP-41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215" table:formula="of:=SUMPRODUCT((['Bugs_v1.6.7'.B$7:'Bugs_v1.6.7'.B$958]=[.$A19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215" table:formula="of:=SUMPRODUCT((['Bugs_v1.6.7'.B$7:'Bugs_v1.6.7'.B$958]=[.$A20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08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215" table:formula="of:=SUMPRODUCT((['Bugs_v1.6.7'.B$7:'Bugs_v1.6.7'.B$958]=[.$A21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32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215" table:formula="of:=SUMPRODUCT((['Bugs_v1.6.7'.B$7:'Bugs_v1.6.7'.B$958]=[.$A22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215" table:formula="of:=SUMPRODUCT((['Bugs_v1.6.7'.B$7:'Bugs_v1.6.7'.B$958]=[.$A23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33">
          <table:table-cell table:style-name="ce27" office:value-type="string">
            <text:p>REG_DMS_CCP-51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215" table:formula="of:=SUMPRODUCT((['Bugs_v1.6.7'.B$7:'Bugs_v1.6.7'.B$958]=[.$A24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61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215" table:formula="of:=SUMPRODUCT((['Bugs_v1.6.7'.B$7:'Bugs_v1.6.7'.B$958]=[.$A25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215" table:formula="of:=SUMPRODUCT((['Bugs_v1.6.7'.B$7:'Bugs_v1.6.7'.B$958]=[.$A26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5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215" table:formula="of:=SUMPRODUCT((['Bugs_v1.6.7'.B$7:'Bugs_v1.6.7'.B$958]=[.$A27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3">
          <table:table-cell table:style-name="ce27" office:value-type="string">
            <text:p>REG_DMS_CCP-55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215" table:formula="of:=SUMPRODUCT((['Bugs_v1.6.7'.B$7:'Bugs_v1.6.7'.B$958]=[.$A28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46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215" table:formula="of:=SUMPRODUCT((['Bugs_v1.6.7'.B$7:'Bugs_v1.6.7'.B$958]=[.$A29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34">
          <table:table-cell table:style-name="ce201" office:value-type="string" table:number-columns-spanned="5" table:number-rows-spanned="1">
            <text:p>Total</text:p>
          </table:table-cell>
          <table:covered-table-cell table:style-name="ce207"/>
          <table:covered-table-cell table:style-name="ce207"/>
          <table:covered-table-cell table:style-name="ce207"/>
          <table:covered-table-cell table:style-name="ce205"/>
          <table:table-cell table:style-name="ce201" table:formula="of:=SUM([.F4:.F29])" office:value-type="float" office:value="33">
            <text:p>33</text:p>
          </table:table-cell>
          <table:table-cell table:style-name="ce202" table:number-columns-repeated="245"/>
          <table:table-cell table:number-columns-repeated="773"/>
        </table:table-row>
        <table:table-row table:style-name="ro1" table:number-rows-repeated="65507">
          <table:table-cell table:style-name="ce202" table:number-columns-repeated="251"/>
          <table:table-cell table:number-columns-repeated="77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6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8T16:47:45</dc:date>
    <meta:print-date>2008-06-17T00:45:47</meta:print-date>
    <dc:language>en-US</dc:language>
    <meta:editing-cycles>889</meta:editing-cycles>
    <meta:editing-duration>PT361H40M50S</meta:editing-duration>
    <meta:document-statistic meta:table-count="7" meta:cell-count="1652" meta:object-count="1"/>
    <meta:user-defined meta:name="Info 1"/>
    <meta:user-defined meta:name="Info 2"/>
    <meta:user-defined meta:name="Info 3"/>
    <meta:user-defined meta:name="Info 4"/>
  </office:meta>
</office:document-meta>
</file>